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6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 style:data-style-name="N2">
      <style:table-cell-properties fo:background-color="#ffff00"/>
      <style:text-properties style:use-window-font-color="true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45.038cm" svg:height="32.918cm" svg:x="9.699cm" svg:y="0cm">
            <draw:object draw:notify-on-update-of-ranges="Лист1.A66:Лист1.A116 Лист1.C66:Лист1.C116 Лист1.E66:Лист1.E1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number-columns-repeated="5" table:default-cell-style-name="Default"/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90.5562" calcext:value-type="float">
            <text:p>190,5562</text:p>
          </table:table-cell>
          <table:table-cell table:formula="of:=[.$D$3]*( ( [.$D$1]+([.B1]+[.$D$2]) )/([.B1]+[.$D$2]) )" office:value-type="float" office:value="0.963731224699065" calcext:value-type="float">
            <text:p>0,9637312247</text:p>
          </table:table-cell>
          <table:table-cell office:value-type="float" office:value="39" calcext:value-type="float">
            <text:p>39</text:p>
          </table:table-cell>
          <table:table-cell table:formula="of:=[.$D$13]*( ( [.$D$11]+([.B1]*[.$D$14]/([.B1]+[.$D$14])+[.$D$12]) )/([.B1]*[.$D$14]/([.B1]+[.$D$14])+[.$D$12]) )" office:value-type="float" office:value="3.4018840470271" calcext:value-type="float">
            <text:p>3,401884047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83.4132" calcext:value-type="float">
            <text:p>183,4132</text:p>
          </table:table-cell>
          <table:table-cell table:formula="of:=[.$D$3]*(([.$D$1]+([.B2]+[.$D$2]))/([.B2]+[.$D$2]))" office:value-type="float" office:value="0.970107713076267" calcext:value-type="float">
            <text:p>0,9701077131</text:p>
          </table:table-cell>
          <table:table-cell office:value-type="float" office:value="0" calcext:value-type="float">
            <text:p>0</text:p>
          </table:table-cell>
          <table:table-cell table:formula="of:=[.$D$13]*( ( [.$D$11]+([.B2]*[.$D$14]/([.B2]+[.$D$14])+[.$D$12]) )/([.B2]*[.$D$14]/([.B2]+[.$D$14])+[.$D$12]) )" office:value-type="float" office:value="3.40482704166273" calcext:value-type="float">
            <text:p>3,4048270417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75.674" calcext:value-type="float">
            <text:p>175,674</text:p>
          </table:table-cell>
          <table:table-cell table:formula="of:=[.$D$3]*(([.$D$1]+([.B3]+[.$D$2]))/([.B3]+[.$D$2]))" office:value-type="float" office:value="0.977601694046928" calcext:value-type="float">
            <text:p>0,977601694</text:p>
          </table:table-cell>
          <table:table-cell office:value-type="float" office:value="0.8" calcext:value-type="float">
            <text:p>0,8</text:p>
          </table:table-cell>
          <table:table-cell table:formula="of:=[.$D$13]*( ( [.$D$11]+([.B3]*[.$D$14]/([.B3]+[.$D$14])+[.$D$12]) )/([.B3]*[.$D$14]/([.B3]+[.$D$14])+[.$D$12]) )" office:value-type="float" office:value="3.40828580211073" calcext:value-type="float">
            <text:p>3,4082858021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67.6467" calcext:value-type="float">
            <text:p>167,6467</text:p>
          </table:table-cell>
          <table:table-cell table:formula="of:=[.$D$3]*(([.$D$1]+([.B4]+[.$D$2]))/([.B4]+[.$D$2]))" office:value-type="float" office:value="0.986105661489311" calcext:value-type="float">
            <text:p>0,9861056615</text:p>
          </table:table-cell>
          <table:table-cell/>
          <table:table-cell table:formula="of:=[.$D$13]*( ( [.$D$11]+([.B4]*[.$D$14]/([.B4]+[.$D$14])+[.$D$12]) )/([.B4]*[.$D$14]/([.B4]+[.$D$14])+[.$D$12]) )" office:value-type="float" office:value="3.41221071016106" calcext:value-type="float">
            <text:p>3,4122107102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59.5647" calcext:value-type="float">
            <text:p>159,5647</text:p>
          </table:table-cell>
          <table:table-cell table:formula="of:=[.$D$3]*(([.$D$1]+([.B5]+[.$D$2]))/([.B5]+[.$D$2]))" office:value-type="float" office:value="0.995531969163606" calcext:value-type="float">
            <text:p>0,9955319692</text:p>
          </table:table-cell>
          <table:table-cell/>
          <table:table-cell table:formula="of:=[.$D$13]*( ( [.$D$11]+([.B5]*[.$D$14]/([.B5]+[.$D$14])+[.$D$12]) )/([.B5]*[.$D$14]/([.B5]+[.$D$14])+[.$D$12]) )" office:value-type="float" office:value="3.41656131370304" calcext:value-type="float">
            <text:p>3,4165613137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51.5975" calcext:value-type="float">
            <text:p>151,5975</text:p>
          </table:table-cell>
          <table:table-cell table:formula="of:=[.$D$3]*(([.$D$1]+([.B6]+[.$D$2]))/([.B6]+[.$D$2]))" office:value-type="float" office:value="1.00580814327413" calcext:value-type="float">
            <text:p>1,0058081433</text:p>
          </table:table-cell>
          <table:table-cell/>
          <table:table-cell table:formula="of:=[.$D$13]*( ( [.$D$11]+([.B6]*[.$D$14]/([.B6]+[.$D$14])+[.$D$12]) )/([.B6]*[.$D$14]/([.B6]+[.$D$14])+[.$D$12]) )" office:value-type="float" office:value="3.42130416329251" calcext:value-type="float">
            <text:p>3,4213041633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43.8624" calcext:value-type="float">
            <text:p>143,8624</text:p>
          </table:table-cell>
          <table:table-cell table:formula="of:=[.$D$3]*(([.$D$1]+([.B7]+[.$D$2]))/([.B7]+[.$D$2]))" office:value-type="float" office:value="1.01687390172832" calcext:value-type="float">
            <text:p>1,0168739017</text:p>
          </table:table-cell>
          <table:table-cell/>
          <table:table-cell table:formula="of:=[.$D$13]*( ( [.$D$11]+([.B7]*[.$D$14]/([.B7]+[.$D$14])+[.$D$12]) )/([.B7]*[.$D$14]/([.B7]+[.$D$14])+[.$D$12]) )" office:value-type="float" office:value="3.42641143642522" calcext:value-type="float">
            <text:p>3,4264114364</text:p>
          </table:table-cell>
          <table:table-cell table:number-columns-repeated="5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36.4361" calcext:value-type="float">
            <text:p>136,4361</text:p>
          </table:table-cell>
          <table:table-cell table:formula="of:=[.$D$3]*(([.$D$1]+([.B8]+[.$D$2]))/([.B8]+[.$D$2]))" office:value-type="float" office:value="1.02867848025559" calcext:value-type="float">
            <text:p>1,0286784803</text:p>
          </table:table-cell>
          <table:table-cell/>
          <table:table-cell table:formula="of:=[.$D$13]*( ( [.$D$11]+([.B8]*[.$D$14]/([.B8]+[.$D$14])+[.$D$12]) )/([.B8]*[.$D$14]/([.B8]+[.$D$14])+[.$D$12]) )" office:value-type="float" office:value="3.4318597034378" calcext:value-type="float">
            <text:p>3,4318597034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29.3641" calcext:value-type="float">
            <text:p>129,3641</text:p>
          </table:table-cell>
          <table:table-cell table:formula="of:=[.$D$3]*(([.$D$1]+([.B9]+[.$D$2]))/([.B9]+[.$D$2]))" office:value-type="float" office:value="1.04117973997423" calcext:value-type="float">
            <text:p>1,04117974</text:p>
          </table:table-cell>
          <table:table-cell/>
          <table:table-cell table:formula="of:=[.$D$13]*( ( [.$D$11]+([.B9]*[.$D$14]/([.B9]+[.$D$14])+[.$D$12]) )/([.B9]*[.$D$14]/([.B9]+[.$D$14])+[.$D$12]) )" office:value-type="float" office:value="3.43762951561564" calcext:value-type="float">
            <text:p>3,4376295156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22.6678" calcext:value-type="float">
            <text:p>122,6678</text:p>
          </table:table-cell>
          <table:table-cell table:formula="of:=[.$D$3]*(([.$D$1]+([.B10]+[.$D$2]))/([.B10]+[.$D$2]))" office:value-type="float" office:value="1.05434547615593" calcext:value-type="float">
            <text:p>1,0543454762</text:p>
          </table:table-cell>
          <table:table-cell/>
          <table:table-cell table:formula="of:=[.$D$13]*( ( [.$D$11]+([.B10]*[.$D$14]/([.B10]+[.$D$14])+[.$D$12]) )/([.B10]*[.$D$14]/([.B10]+[.$D$14])+[.$D$12]) )" office:value-type="float" office:value="3.44370600923796" calcext:value-type="float">
            <text:p>3,4437060092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6.3519" calcext:value-type="float">
            <text:p>116,3519</text:p>
          </table:table-cell>
          <table:table-cell table:formula="of:=[.$D$3]*(([.$D$1]+([.B11]+[.$D$2]))/([.B11]+[.$D$2]))" office:value-type="float" office:value="1.06815204564773" calcext:value-type="float">
            <text:p>1,0681520456</text:p>
          </table:table-cell>
          <table:table-cell office:value-type="float" office:value="18" calcext:value-type="float">
            <text:p>18</text:p>
          </table:table-cell>
          <table:table-cell table:formula="of:=[.$D$13]*( ( [.$D$11]+([.B11]*[.$D$14]/([.B11]+[.$D$14])+[.$D$12]) )/([.B11]*[.$D$14]/([.B11]+[.$D$14])+[.$D$12]) )" office:value-type="float" office:value="3.45007827208033" calcext:value-type="float">
            <text:p>3,4500782721</text:p>
          </table:table-cell>
          <table:table-cell table:number-columns-repeated="5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10.4098" calcext:value-type="float">
            <text:p>110,4098</text:p>
          </table:table-cell>
          <table:table-cell table:formula="of:=[.$D$3]*(([.$D$1]+([.B12]+[.$D$2]))/([.B12]+[.$D$2]))" office:value-type="float" office:value="1.08258361123741" calcext:value-type="float">
            <text:p>1,0825836112</text:p>
          </table:table-cell>
          <table:table-cell office:value-type="float" office:value="0" calcext:value-type="float">
            <text:p>0</text:p>
          </table:table-cell>
          <table:table-cell table:formula="of:=[.$D$13]*( ( [.$D$11]+([.B12]*[.$D$14]/([.B12]+[.$D$14])+[.$D$12]) )/([.B12]*[.$D$14]/([.B12]+[.$D$14])+[.$D$12]) )" office:value-type="float" office:value="3.45673899466018" calcext:value-type="float">
            <text:p>3,4567389947</text:p>
          </table:table-cell>
          <table:table-cell table:number-columns-repeated="5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4.8272" calcext:value-type="float">
            <text:p>104,8272</text:p>
          </table:table-cell>
          <table:table-cell table:formula="of:=[.$D$3]*(([.$D$1]+([.B13]+[.$D$2]))/([.B13]+[.$D$2]))" office:value-type="float" office:value="1.0976326754888" calcext:value-type="float">
            <text:p>1,0976326755</text:p>
          </table:table-cell>
          <table:table-cell office:value-type="float" office:value="0.8" calcext:value-type="float">
            <text:p>0,8</text:p>
          </table:table-cell>
          <table:table-cell table:formula="of:=[.$D$13]*( ( [.$D$11]+([.B13]*[.$D$14]/([.B13]+[.$D$14])+[.$D$12]) )/([.B13]*[.$D$14]/([.B13]+[.$D$14])+[.$D$12]) )" office:value-type="float" office:value="3.46368471662236" calcext:value-type="float">
            <text:p>3,4636847166</text:p>
          </table:table-cell>
          <table:table-cell table:number-columns-repeated="5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9.5847" calcext:value-type="float">
            <text:p>99,5847</text:p>
          </table:table-cell>
          <table:table-cell table:formula="of:=[.$D$3]*(([.$D$1]+([.B14]+[.$D$2]))/([.B14]+[.$D$2]))" office:value-type="float" office:value="1.1133011396329" calcext:value-type="float">
            <text:p>1,1133011396</text:p>
          </table:table-cell>
          <table:table-cell office:value-type="float" office:value="5.7" calcext:value-type="float">
            <text:p>5,7</text:p>
          </table:table-cell>
          <table:table-cell table:formula="of:=[.$D$13]*( ( [.$D$11]+([.B14]*[.$D$14]/([.B14]+[.$D$14])+[.$D$12]) )/([.B14]*[.$D$14]/([.B14]+[.$D$14])+[.$D$12]) )" office:value-type="float" office:value="3.4709163154581" calcext:value-type="float">
            <text:p>3,4709163155</text:p>
          </table:table-cell>
          <table:table-cell table:number-columns-repeated="5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94.6608" calcext:value-type="float">
            <text:p>94,6608</text:p>
          </table:table-cell>
          <table:table-cell table:formula="of:=[.$D$3]*(([.$D$1]+([.B15]+[.$D$2]))/([.B15]+[.$D$2]))" office:value-type="float" office:value="1.1295978905735" calcext:value-type="float">
            <text:p>1,1295978906</text:p>
          </table:table-cell>
          <table:table-cell/>
          <table:table-cell table:formula="of:=[.$D$13]*( ( [.$D$11]+([.B15]*[.$D$14]/([.B15]+[.$D$14])+[.$D$12]) )/([.B15]*[.$D$14]/([.B15]+[.$D$14])+[.$D$12]) )" office:value-type="float" office:value="3.4784378928153" calcext:value-type="float">
            <text:p>3,4784378928</text:p>
          </table:table-cell>
          <table:table-cell table:number-columns-repeated="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90.0326" calcext:value-type="float">
            <text:p>90,0326</text:p>
          </table:table-cell>
          <table:table-cell table:formula="of:=[.$D$3]*(([.$D$1]+([.B16]+[.$D$2]))/([.B16]+[.$D$2]))" office:value-type="float" office:value="1.14654114176421" calcext:value-type="float">
            <text:p>1,1465411418</text:p>
          </table:table-cell>
          <table:table-cell/>
          <table:table-cell table:formula="of:=[.$D$13]*( ( [.$D$11]+([.B16]*[.$D$14]/([.B16]+[.$D$14])+[.$D$12]) )/([.B16]*[.$D$14]/([.B16]+[.$D$14])+[.$D$12]) )" office:value-type="float" office:value="3.48625785490332" calcext:value-type="float">
            <text:p>3,4862578549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5.6778" calcext:value-type="float">
            <text:p>85,6778</text:p>
          </table:table-cell>
          <table:table-cell table:formula="of:=[.$D$3]*(([.$D$1]+([.B17]+[.$D$2]))/([.B17]+[.$D$2]))" office:value-type="float" office:value="1.16415500864868" calcext:value-type="float">
            <text:p>1,1641550086</text:p>
          </table:table-cell>
          <table:table-cell/>
          <table:table-cell table:formula="of:=[.$D$13]*( ( [.$D$11]+([.B17]*[.$D$14]/([.B17]+[.$D$14])+[.$D$12]) )/([.B17]*[.$D$14]/([.B17]+[.$D$14])+[.$D$12]) )" office:value-type="float" office:value="3.49438733192692" calcext:value-type="float">
            <text:p>3,4943873319</text:p>
          </table:table-cell>
          <table:table-cell table:number-columns-repeated="5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81.5747" calcext:value-type="float">
            <text:p>81,5747</text:p>
          </table:table-cell>
          <table:table-cell table:formula="of:=[.$D$3]*(([.$D$1]+([.B18]+[.$D$2]))/([.B18]+[.$D$2]))" office:value-type="float" office:value="1.18247152609817" calcext:value-type="float">
            <text:p>1,1824715261</text:p>
          </table:table-cell>
          <table:table-cell/>
          <table:table-cell table:formula="of:=[.$D$13]*( ( [.$D$11]+([.B18]*[.$D$14]/([.B18]+[.$D$14])+[.$D$12]) )/([.B18]*[.$D$14]/([.B18]+[.$D$14])+[.$D$12]) )" office:value-type="float" office:value="3.5028411092113" calcext:value-type="float">
            <text:p>3,5028411092</text:p>
          </table:table-cell>
          <table:table-cell table:number-columns-repeated="5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7.7031" calcext:value-type="float">
            <text:p>77,7031</text:p>
          </table:table-cell>
          <table:table-cell table:formula="of:=[.$D$3]*(([.$D$1]+([.B19]+[.$D$2]))/([.B19]+[.$D$2]))" office:value-type="float" office:value="1.20152838175054" calcext:value-type="float">
            <text:p>1,2015283818</text:p>
          </table:table-cell>
          <table:table-cell office:value-type="float" office:value="47" calcext:value-type="float">
            <text:p>47</text:p>
          </table:table-cell>
          <table:table-cell table:formula="of:=[.$D$13]*( ( [.$D$11]+([.B19]*[.$D$14]/([.B19]+[.$D$14])+[.$D$12]) )/([.B19]*[.$D$14]/([.B19]+[.$D$14])+[.$D$12]) )" office:value-type="float" office:value="3.51163658105085" calcext:value-type="float">
            <text:p>3,5116365811</text:p>
          </table:table-cell>
          <table:table-cell table:number-columns-repeated="5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4.0442" calcext:value-type="float">
            <text:p>74,0442</text:p>
          </table:table-cell>
          <table:table-cell table:formula="of:=[.$D$3]*(([.$D$1]+([.B20]+[.$D$2]))/([.B20]+[.$D$2]))" office:value-type="float" office:value="1.2213699384962" calcext:value-type="float">
            <text:p>1,2213699385</text:p>
          </table:table-cell>
          <table:table-cell office:value-type="float" office:value="1.8" calcext:value-type="float">
            <text:p>1,8</text:p>
          </table:table-cell>
          <table:table-cell table:formula="of:=[.$D$13]*( ( [.$D$11]+([.B20]*[.$D$14]/([.B20]+[.$D$14])+[.$D$12]) )/([.B20]*[.$D$14]/([.B20]+[.$D$14])+[.$D$12]) )" office:value-type="float" office:value="3.52079422262577" calcext:value-type="float">
            <text:p>3,5207942226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0.5811" calcext:value-type="float">
            <text:p>70,5811</text:p>
          </table:table-cell>
          <table:table-cell table:formula="of:=[.$D$3]*(([.$D$1]+([.B21]+[.$D$2]))/([.B21]+[.$D$2]))" office:value-type="float" office:value="1.24204468335008" calcext:value-type="float">
            <text:p>1,2420446834</text:p>
          </table:table-cell>
          <table:table-cell office:value-type="float" office:value="0.925" calcext:value-type="float">
            <text:p>0,925</text:p>
          </table:table-cell>
          <table:table-cell table:formula="of:=[.$D$13]*( ( [.$D$11]+([.B21]*[.$D$14]/([.B21]+[.$D$14])+[.$D$12]) )/([.B21]*[.$D$14]/([.B21]+[.$D$14])+[.$D$12]) )" office:value-type="float" office:value="3.53033641255833" calcext:value-type="float">
            <text:p>3,5303364126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7.2987" calcext:value-type="float">
            <text:p>67,2987</text:p>
          </table:table-cell>
          <table:table-cell table:formula="of:=[.$D$3]*(([.$D$1]+([.B22]+[.$D$2]))/([.B22]+[.$D$2]))" office:value-type="float" office:value="1.26360479474344" calcext:value-type="float">
            <text:p>1,2636047947</text:p>
          </table:table-cell>
          <table:table-cell/>
          <table:table-cell table:formula="of:=[.$D$13]*( ( [.$D$11]+([.B22]*[.$D$14]/([.B22]+[.$D$14])+[.$D$12]) )/([.B22]*[.$D$14]/([.B22]+[.$D$14])+[.$D$12]) )" office:value-type="float" office:value="3.54028723320142" calcext:value-type="float">
            <text:p>3,5402872332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4.1834" calcext:value-type="float">
            <text:p>64,1834</text:p>
          </table:table-cell>
          <table:table-cell table:formula="of:=[.$D$3]*(([.$D$1]+([.B23]+[.$D$2]))/([.B23]+[.$D$2]))" office:value-type="float" office:value="1.28610699962919" calcext:value-type="float">
            <text:p>1,2861069996</text:p>
          </table:table-cell>
          <table:table-cell/>
          <table:table-cell table:formula="of:=[.$D$13]*( ( [.$D$11]+([.B23]*[.$D$14]/([.B23]+[.$D$14])+[.$D$12]) )/([.B23]*[.$D$14]/([.B23]+[.$D$14])+[.$D$12]) )" office:value-type="float" office:value="3.55067286622562" calcext:value-type="float">
            <text:p>3,5506728662</text:p>
          </table:table-cell>
          <table:table-cell table:number-columns-repeated="5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1.2233" calcext:value-type="float">
            <text:p>61,2233</text:p>
          </table:table-cell>
          <table:table-cell table:formula="of:=[.$D$3]*(([.$D$1]+([.B24]+[.$D$2]))/([.B24]+[.$D$2]))" office:value-type="float" office:value="1.30960990341912" calcext:value-type="float">
            <text:p>1,3096099034</text:p>
          </table:table-cell>
          <table:table-cell/>
          <table:table-cell table:formula="of:=[.$D$13]*( ( [.$D$11]+([.B24]*[.$D$14]/([.B24]+[.$D$14])+[.$D$12]) )/([.B24]*[.$D$14]/([.B24]+[.$D$14])+[.$D$12]) )" office:value-type="float" office:value="3.56152036028251" calcext:value-type="float">
            <text:p>3,5615203603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8.408" calcext:value-type="float">
            <text:p>58,408</text:p>
          </table:table-cell>
          <table:table-cell table:formula="of:=[.$D$3]*(([.$D$1]+([.B25]+[.$D$2]))/([.B25]+[.$D$2]))" office:value-type="float" office:value="1.33417340090399" calcext:value-type="float">
            <text:p>1,3341734009</text:p>
          </table:table-cell>
          <table:table-cell/>
          <table:table-cell table:formula="of:=[.$D$13]*( ( [.$D$11]+([.B25]*[.$D$14]/([.B25]+[.$D$14])+[.$D$12]) )/([.B25]*[.$D$14]/([.B25]+[.$D$14])+[.$D$12]) )" office:value-type="float" office:value="3.57285735912168" calcext:value-type="float">
            <text:p>3,5728573591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5.7284" calcext:value-type="float">
            <text:p>55,7284</text:p>
          </table:table-cell>
          <table:table-cell table:formula="of:=[.$D$3]*(([.$D$1]+([.B26]+[.$D$2]))/([.B26]+[.$D$2]))" office:value-type="float" office:value="1.35985816926379" calcext:value-type="float">
            <text:p>1,3598581693</text:p>
          </table:table-cell>
          <table:table-cell/>
          <table:table-cell table:formula="of:=[.$D$13]*( ( [.$D$11]+([.B26]*[.$D$14]/([.B26]+[.$D$14])+[.$D$12]) )/([.B26]*[.$D$14]/([.B26]+[.$D$14])+[.$D$12]) )" office:value-type="float" office:value="3.58471186759543" calcext:value-type="float">
            <text:p>3,5847118676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53.1766" calcext:value-type="float">
            <text:p>53,1766</text:p>
          </table:table-cell>
          <table:table-cell table:formula="of:=[.$D$3]*(([.$D$1]+([.B27]+[.$D$2]))/([.B27]+[.$D$2]))" office:value-type="float" office:value="1.3867242358481" calcext:value-type="float">
            <text:p>1,3867242358</text:p>
          </table:table-cell>
          <table:table-cell/>
          <table:table-cell table:formula="of:=[.$D$13]*( ( [.$D$11]+([.B27]*[.$D$14]/([.B27]+[.$D$14])+[.$D$12]) )/([.B27]*[.$D$14]/([.B27]+[.$D$14])+[.$D$12]) )" office:value-type="float" office:value="3.59711159063434" calcext:value-type="float">
            <text:p>3,5971115906</text:p>
          </table:table-cell>
          <table:table-cell table:number-columns-repeated="5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0.7456" calcext:value-type="float">
            <text:p>50,7456</text:p>
          </table:table-cell>
          <table:table-cell table:formula="of:=[.$D$3]*(([.$D$1]+([.B28]+[.$D$2]))/([.B28]+[.$D$2]))" office:value-type="float" office:value="1.41483163072266" calcext:value-type="float">
            <text:p>1,4148316307</text:p>
          </table:table-cell>
          <table:table-cell/>
          <table:table-cell table:formula="of:=[.$D$13]*( ( [.$D$11]+([.B28]*[.$D$14]/([.B28]+[.$D$14])+[.$D$12]) )/([.B28]*[.$D$14]/([.B28]+[.$D$14])+[.$D$12]) )" office:value-type="float" office:value="3.61008423442261" calcext:value-type="float">
            <text:p>3,6100842344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8.4294" calcext:value-type="float">
            <text:p>48,4294</text:p>
          </table:table-cell>
          <table:table-cell table:formula="of:=[.$D$3]*(([.$D$1]+([.B29]+[.$D$2]))/([.B29]+[.$D$2]))" office:value-type="float" office:value="1.44423676527068" calcext:value-type="float">
            <text:p>1,4442367653</text:p>
          </table:table-cell>
          <table:table-cell/>
          <table:table-cell table:formula="of:=[.$D$13]*( ( [.$D$11]+([.B29]*[.$D$14]/([.B29]+[.$D$14])+[.$D$12]) )/([.B29]*[.$D$14]/([.B29]+[.$D$14])+[.$D$12]) )" office:value-type="float" office:value="3.62365583498323" calcext:value-type="float">
            <text:p>3,623655835</text:p>
          </table:table-cell>
          <table:table-cell table:number-columns-repeated="5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6.2224" calcext:value-type="float">
            <text:p>46,2224</text:p>
          </table:table-cell>
          <table:table-cell table:formula="of:=[.$D$3]*(([.$D$1]+([.B30]+[.$D$2]))/([.B30]+[.$D$2]))" office:value-type="float" office:value="1.47499740385614" calcext:value-type="float">
            <text:p>1,4749974039</text:p>
          </table:table-cell>
          <table:table-cell/>
          <table:table-cell table:formula="of:=[.$D$13]*( ( [.$D$11]+([.B30]*[.$D$14]/([.B30]+[.$D$14])+[.$D$12]) )/([.B30]*[.$D$14]/([.B30]+[.$D$14])+[.$D$12]) )" office:value-type="float" office:value="3.6378530527919" calcext:value-type="float">
            <text:p>3,6378530528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4.1201" calcext:value-type="float">
            <text:p>44,1201</text:p>
          </table:table-cell>
          <table:table-cell table:formula="of:=[.$D$3]*(([.$D$1]+([.B31]+[.$D$2]))/([.B31]+[.$D$2]))" office:value-type="float" office:value="1.50716068186609" calcext:value-type="float">
            <text:p>1,5071606819</text:p>
          </table:table-cell>
          <table:table-cell/>
          <table:table-cell table:formula="of:=[.$D$13]*( ( [.$D$11]+([.B31]*[.$D$14]/([.B31]+[.$D$14])+[.$D$12]) )/([.B31]*[.$D$14]/([.B31]+[.$D$14])+[.$D$12]) )" office:value-type="float" office:value="3.65269764264265" calcext:value-type="float">
            <text:p>3,6526976426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2.118" calcext:value-type="float">
            <text:p>42,118</text:p>
          </table:table-cell>
          <table:table-cell table:formula="of:=[.$D$3]*(([.$D$1]+([.B32]+[.$D$2]))/([.B32]+[.$D$2]))" office:value-type="float" office:value="1.54077591528563" calcext:value-type="float">
            <text:p>1,5407759153</text:p>
          </table:table-cell>
          <table:table-cell/>
          <table:table-cell table:formula="of:=[.$D$13]*( ( [.$D$11]+([.B32]*[.$D$14]/([.B32]+[.$D$14])+[.$D$12]) )/([.B32]*[.$D$14]/([.B32]+[.$D$14])+[.$D$12]) )" office:value-type="float" office:value="3.66821236575936" calcext:value-type="float">
            <text:p>3,668212365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.2121" calcext:value-type="float">
            <text:p>40,2121</text:p>
          </table:table-cell>
          <table:table-cell table:formula="of:=[.$D$3]*(([.$D$1]+([.B33]+[.$D$2]))/([.B33]+[.$D$2]))" office:value-type="float" office:value="1.57588586519978" calcext:value-type="float">
            <text:p>1,5758858652</text:p>
          </table:table-cell>
          <table:table-cell/>
          <table:table-cell table:formula="of:=[.$D$13]*( ( [.$D$11]+([.B33]*[.$D$14]/([.B33]+[.$D$14])+[.$D$12]) )/([.B33]*[.$D$14]/([.B33]+[.$D$14])+[.$D$12]) )" office:value-type="float" office:value="3.68441695802743" calcext:value-type="float">
            <text:p>3,684416958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8.3988" calcext:value-type="float">
            <text:p>38,3988</text:p>
          </table:table-cell>
          <table:table-cell table:formula="of:=[.$D$3]*(([.$D$1]+([.B34]+[.$D$2]))/([.B34]+[.$D$2]))" office:value-type="float" office:value="1.61252539141848" calcext:value-type="float">
            <text:p>1,6125253914</text:p>
          </table:table-cell>
          <table:table-cell/>
          <table:table-cell table:formula="of:=[.$D$13]*( ( [.$D$11]+([.B34]*[.$D$14]/([.B34]+[.$D$14])+[.$D$12]) )/([.B34]*[.$D$14]/([.B34]+[.$D$14])+[.$D$12]) )" office:value-type="float" office:value="3.70132750858991" calcext:value-type="float">
            <text:p>3,7013275086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6.6746" calcext:value-type="float">
            <text:p>36,6746</text:p>
          </table:table-cell>
          <table:table-cell table:formula="of:=[.$D$3]*(([.$D$1]+([.B35]+[.$D$2]))/([.B35]+[.$D$2]))" office:value-type="float" office:value="1.65072502494915" calcext:value-type="float">
            <text:p>1,6507250249</text:p>
          </table:table-cell>
          <table:table-cell/>
          <table:table-cell table:formula="of:=[.$D$13]*( ( [.$D$11]+([.B35]*[.$D$14]/([.B35]+[.$D$14])+[.$D$12]) )/([.B35]*[.$D$14]/([.B35]+[.$D$14])+[.$D$12]) )" office:value-type="float" office:value="3.71895810868098" calcext:value-type="float">
            <text:p>3,7189581087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5.0362" calcext:value-type="float">
            <text:p>35,0362</text:p>
          </table:table-cell>
          <table:table-cell table:formula="of:=[.$D$3]*(([.$D$1]+([.B36]+[.$D$2]))/([.B36]+[.$D$2]))" office:value-type="float" office:value="1.69050753220954" calcext:value-type="float">
            <text:p>1,6905075322</text:p>
          </table:table-cell>
          <table:table-cell/>
          <table:table-cell table:formula="of:=[.$D$13]*( ( [.$D$11]+([.B36]*[.$D$14]/([.B36]+[.$D$14])+[.$D$12]) )/([.B36]*[.$D$14]/([.B36]+[.$D$14])+[.$D$12]) )" office:value-type="float" office:value="3.73731926587809" calcext:value-type="float">
            <text:p>3,7373192659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3.4802" calcext:value-type="float">
            <text:p>33,4802</text:p>
          </table:table-cell>
          <table:table-cell table:formula="of:=[.$D$3]*(([.$D$1]+([.B37]+[.$D$2]))/([.B37]+[.$D$2]))" office:value-type="float" office:value="1.73189407470684" calcext:value-type="float">
            <text:p>1,7318940747</text:p>
          </table:table-cell>
          <table:table-cell/>
          <table:table-cell table:formula="of:=[.$D$13]*( ( [.$D$11]+([.B37]*[.$D$14]/([.B37]+[.$D$14])+[.$D$12]) )/([.B37]*[.$D$14]/([.B37]+[.$D$14])+[.$D$12]) )" office:value-type="float" office:value="3.75642074703069" calcext:value-type="float">
            <text:p>3,756420747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2.0035" calcext:value-type="float">
            <text:p>32,0035</text:p>
          </table:table-cell>
          <table:table-cell table:formula="of:=[.$D$3]*(([.$D$1]+([.B38]+[.$D$2]))/([.B38]+[.$D$2]))" office:value-type="float" office:value="1.77489337103754" calcext:value-type="float">
            <text:p>1,774893371</text:p>
          </table:table-cell>
          <table:table-cell/>
          <table:table-cell table:formula="of:=[.$D$13]*( ( [.$D$11]+([.B38]*[.$D$14]/([.B38]+[.$D$14])+[.$D$12]) )/([.B38]*[.$D$14]/([.B38]+[.$D$14])+[.$D$12]) )" office:value-type="float" office:value="3.7762665761064" calcext:value-type="float">
            <text:p>3,7762665761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0.6028" calcext:value-type="float">
            <text:p>30,6028</text:p>
          </table:table-cell>
          <table:table-cell table:formula="of:=[.$D$3]*(([.$D$1]+([.B39]+[.$D$2]))/([.B39]+[.$D$2]))" office:value-type="float" office:value="1.8195145542238" calcext:value-type="float">
            <text:p>1,8195145542</text:p>
          </table:table-cell>
          <table:table-cell/>
          <table:table-cell table:formula="of:=[.$D$13]*( ( [.$D$11]+([.B39]*[.$D$14]/([.B39]+[.$D$14])+[.$D$12]) )/([.B39]*[.$D$14]/([.B39]+[.$D$14])+[.$D$12]) )" office:value-type="float" office:value="3.79686096834621" calcext:value-type="float">
            <text:p>3,7968609683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9.275" calcext:value-type="float">
            <text:p>29,275</text:p>
          </table:table-cell>
          <table:table-cell table:formula="of:=[.$D$3]*(([.$D$1]+([.B40]+[.$D$2]))/([.B40]+[.$D$2]))" office:value-type="float" office:value="1.86575576430401" calcext:value-type="float">
            <text:p>1,8657557643</text:p>
          </table:table-cell>
          <table:table-cell/>
          <table:table-cell table:formula="of:=[.$D$13]*( ( [.$D$11]+([.B40]*[.$D$14]/([.B40]+[.$D$14])+[.$D$12]) )/([.B40]*[.$D$14]/([.B40]+[.$D$14])+[.$D$12]) )" office:value-type="float" office:value="3.81820306530631" calcext:value-type="float">
            <text:p>3,81820306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017" calcext:value-type="float">
            <text:p>28,017</text:p>
          </table:table-cell>
          <table:table-cell table:formula="of:=[.$D$3]*(([.$D$1]+([.B41]+[.$D$2]))/([.B41]+[.$D$2]))" office:value-type="float" office:value="1.91360959417497" calcext:value-type="float">
            <text:p>1,9136095942</text:p>
          </table:table-cell>
          <table:table-cell/>
          <table:table-cell table:formula="of:=[.$D$13]*( ( [.$D$11]+([.B41]*[.$D$14]/([.B41]+[.$D$14])+[.$D$12]) )/([.B41]*[.$D$14]/([.B41]+[.$D$14])+[.$D$12]) )" office:value-type="float" office:value="3.84028944832367" calcext:value-type="float">
            <text:p>3,84028944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8255" calcext:value-type="float">
            <text:p>26,8255</text:p>
          </table:table-cell>
          <table:table-cell table:formula="of:=[.$D$3]*(([.$D$1]+([.B42]+[.$D$2]))/([.B42]+[.$D$2]))" office:value-type="float" office:value="1.96307244972135" calcext:value-type="float">
            <text:p>1,9630724497</text:p>
          </table:table-cell>
          <table:table-cell/>
          <table:table-cell table:formula="of:=[.$D$13]*( ( [.$D$11]+([.B42]*[.$D$14]/([.B42]+[.$D$14])+[.$D$12]) )/([.B42]*[.$D$14]/([.B42]+[.$D$14])+[.$D$12]) )" office:value-type="float" office:value="3.86311845857584" calcext:value-type="float">
            <text:p>3,86311845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6972" calcext:value-type="float">
            <text:p>25,6972</text:p>
          </table:table-cell>
          <table:table-cell table:formula="of:=[.$D$3]*(([.$D$1]+([.B43]+[.$D$2]))/([.B43]+[.$D$2]))" office:value-type="float" office:value="2.01414006195228" calcext:value-type="float">
            <text:p>2,014140062</text:p>
          </table:table-cell>
          <table:table-cell/>
          <table:table-cell table:formula="of:=[.$D$13]*( ( [.$D$11]+([.B43]*[.$D$14]/([.B43]+[.$D$14])+[.$D$12]) )/([.B43]*[.$D$14]/([.B43]+[.$D$14])+[.$D$12]) )" office:value-type="float" office:value="3.88668812575935" calcext:value-type="float">
            <text:p>3,886688125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629" calcext:value-type="float">
            <text:p>24,629</text:p>
          </table:table-cell>
          <table:table-cell table:formula="of:=[.$D$3]*(([.$D$1]+([.B44]+[.$D$2]))/([.B44]+[.$D$2]))" office:value-type="float" office:value="2.06679930163628" calcext:value-type="float">
            <text:p>2,0667993016</text:p>
          </table:table-cell>
          <table:table-cell/>
          <table:table-cell table:formula="of:=[.$D$13]*( ( [.$D$11]+([.B44]*[.$D$14]/([.B44]+[.$D$14])+[.$D$12]) )/([.B44]*[.$D$14]/([.B44]+[.$D$14])+[.$D$12]) )" office:value-type="float" office:value="3.91099239022889" calcext:value-type="float">
            <text:p>3,91099239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176" calcext:value-type="float">
            <text:p>23,6176</text:p>
          </table:table-cell>
          <table:table-cell table:formula="of:=[.$D$3]*(([.$D$1]+([.B45]+[.$D$2]))/([.B45]+[.$D$2]))" office:value-type="float" office:value="2.12104870943703" calcext:value-type="float">
            <text:p>2,1210487094</text:p>
          </table:table-cell>
          <table:table-cell/>
          <table:table-cell table:formula="of:=[.$D$13]*( ( [.$D$11]+([.B45]*[.$D$14]/([.B45]+[.$D$14])+[.$D$12]) )/([.B45]*[.$D$14]/([.B45]+[.$D$14])+[.$D$12]) )" office:value-type="float" office:value="3.93603057844462" calcext:value-type="float">
            <text:p>3,936030578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6597" calcext:value-type="float">
            <text:p>22,6597</text:p>
          </table:table-cell>
          <table:table-cell table:formula="of:=[.$D$3]*(([.$D$1]+([.B46]+[.$D$2]))/([.B46]+[.$D$2]))" office:value-type="float" office:value="2.17689378058845" calcext:value-type="float">
            <text:p>2,1768937806</text:p>
          </table:table-cell>
          <table:table-cell/>
          <table:table-cell table:formula="of:=[.$D$13]*( ( [.$D$11]+([.B46]*[.$D$14]/([.B46]+[.$D$14])+[.$D$12]) )/([.B46]*[.$D$14]/([.B46]+[.$D$14])+[.$D$12]) )" office:value-type="float" office:value="3.96180522666835" calcext:value-type="float">
            <text:p>3,96180522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7522" calcext:value-type="float">
            <text:p>21,7522</text:p>
          </table:table-cell>
          <table:table-cell table:formula="of:=[.$D$3]*(([.$D$1]+([.B47]+[.$D$2]))/([.B47]+[.$D$2]))" office:value-type="float" office:value="2.23433767618908" calcext:value-type="float">
            <text:p>2,2343376762</text:p>
          </table:table-cell>
          <table:table-cell/>
          <table:table-cell table:formula="of:=[.$D$13]*( ( [.$D$11]+([.B47]*[.$D$14]/([.B47]+[.$D$14])+[.$D$12]) )/([.B47]*[.$D$14]/([.B47]+[.$D$14])+[.$D$12]) )" office:value-type="float" office:value="3.98831779386864" calcext:value-type="float">
            <text:p>3,98831779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8916" calcext:value-type="float">
            <text:p>20,8916</text:p>
          </table:table-cell>
          <table:table-cell table:formula="of:=[.$D$3]*(([.$D$1]+([.B48]+[.$D$2]))/([.B48]+[.$D$2]))" office:value-type="float" office:value="2.29342319401099" calcext:value-type="float">
            <text:p>2,293423194</text:p>
          </table:table-cell>
          <table:table-cell/>
          <table:table-cell table:formula="of:=[.$D$13]*( ( [.$D$11]+([.B48]*[.$D$14]/([.B48]+[.$D$14])+[.$D$12]) )/([.B48]*[.$D$14]/([.B48]+[.$D$14])+[.$D$12]) )" office:value-type="float" office:value="4.01558803286337" calcext:value-type="float">
            <text:p>4,015588032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0749" calcext:value-type="float">
            <text:p>20,0749</text:p>
          </table:table-cell>
          <table:table-cell table:formula="of:=[.$D$3]*(([.$D$1]+([.B49]+[.$D$2]))/([.B49]+[.$D$2]))" office:value-type="float" office:value="2.35417959740771" calcext:value-type="float">
            <text:p>2,3541795974</text:p>
          </table:table-cell>
          <table:table-cell/>
          <table:table-cell table:formula="of:=[.$D$13]*( ( [.$D$11]+([.B49]*[.$D$14]/([.B49]+[.$D$14])+[.$D$12]) )/([.B49]*[.$D$14]/([.B49]+[.$D$14])+[.$D$12]) )" office:value-type="float" office:value="4.0436294498157" calcext:value-type="float">
            <text:p>4,04362944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2988" calcext:value-type="float">
            <text:p>19,2988</text:p>
          </table:table-cell>
          <table:table-cell table:formula="of:=[.$D$3]*(([.$D$1]+([.B50]+[.$D$2]))/([.B50]+[.$D$2]))" office:value-type="float" office:value="2.41668082989616" calcext:value-type="float">
            <text:p>2,4166808299</text:p>
          </table:table-cell>
          <table:table-cell/>
          <table:table-cell table:formula="of:=[.$D$13]*( ( [.$D$11]+([.B50]*[.$D$14]/([.B50]+[.$D$14])+[.$D$12]) )/([.B50]*[.$D$14]/([.B50]+[.$D$14])+[.$D$12]) )" office:value-type="float" office:value="4.07247617250268" calcext:value-type="float">
            <text:p>4,07247617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6" calcext:value-type="float">
            <text:p>18,56</text:p>
          </table:table-cell>
          <table:table-cell table:formula="of:=[.$D$3]*(([.$D$1]+([.B51]+[.$D$2]))/([.B51]+[.$D$2]))" office:value-type="float" office:value="2.48103448275862" calcext:value-type="float">
            <text:p>2,4810344828</text:p>
          </table:table-cell>
          <table:table-cell/>
          <table:table-cell table:formula="of:=[.$D$13]*( ( [.$D$11]+([.B51]*[.$D$14]/([.B51]+[.$D$14])+[.$D$12]) )/([.B51]*[.$D$14]/([.B51]+[.$D$14])+[.$D$12]) )" office:value-type="float" office:value="4.1021778584392" calcext:value-type="float">
            <text:p>4,10217785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4818" calcext:value-type="float">
            <text:p>18,4818</text:p>
          </table:table-cell>
          <table:table-cell table:formula="of:=[.$D$3]*(([.$D$1]+([.B52]+[.$D$2]))/([.B52]+[.$D$2]))" office:value-type="float" office:value="2.48814725838392" calcext:value-type="float">
            <text:p>2,4881472584</text:p>
          </table:table-cell>
          <table:table-cell/>
          <table:table-cell table:formula="of:=[.$D$13]*( ( [.$D$11]+([.B52]*[.$D$14]/([.B52]+[.$D$14])+[.$D$12]) )/([.B52]*[.$D$14]/([.B52]+[.$D$14])+[.$D$12]) )" office:value-type="float" office:value="4.10546067795857" calcext:value-type="float">
            <text:p>4,1054606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1489" calcext:value-type="float">
            <text:p>18,1489</text:p>
          </table:table-cell>
          <table:table-cell table:formula="of:=[.$D$3]*(([.$D$1]+([.B53]+[.$D$2]))/([.B53]+[.$D$2]))" office:value-type="float" office:value="2.51911245309633" calcext:value-type="float">
            <text:p>2,5191124531</text:p>
          </table:table-cell>
          <table:table-cell/>
          <table:table-cell table:formula="of:=[.$D$13]*( ( [.$D$11]+([.B53]*[.$D$14]/([.B53]+[.$D$14])+[.$D$12]) )/([.B53]*[.$D$14]/([.B53]+[.$D$14])+[.$D$12]) )" office:value-type="float" office:value="4.11975230628738" calcext:value-type="float">
            <text:p>4,119752306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316" calcext:value-type="float">
            <text:p>17,6316</text:p>
          </table:table-cell>
          <table:table-cell table:formula="of:=[.$D$3]*(([.$D$1]+([.B54]+[.$D$2]))/([.B54]+[.$D$2]))" office:value-type="float" office:value="2.5695501259103" calcext:value-type="float">
            <text:p>2,5695501259</text:p>
          </table:table-cell>
          <table:table-cell/>
          <table:table-cell table:formula="of:=[.$D$13]*( ( [.$D$11]+([.B54]*[.$D$14]/([.B54]+[.$D$14])+[.$D$12]) )/([.B54]*[.$D$14]/([.B54]+[.$D$14])+[.$D$12]) )" office:value-type="float" office:value="4.14303123220151" calcext:value-type="float">
            <text:p>4,14303123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9917" calcext:value-type="float">
            <text:p>16,9917</text:p>
          </table:table-cell>
          <table:table-cell table:formula="of:=[.$D$3]*(([.$D$1]+([.B55]+[.$D$2]))/([.B55]+[.$D$2]))" office:value-type="float" office:value="2.63619061070993" calcext:value-type="float">
            <text:p>2,6361906107</text:p>
          </table:table-cell>
          <table:table-cell/>
          <table:table-cell table:formula="of:=[.$D$13]*( ( [.$D$11]+([.B55]*[.$D$14]/([.B55]+[.$D$14])+[.$D$12]) )/([.B55]*[.$D$14]/([.B55]+[.$D$14])+[.$D$12]) )" office:value-type="float" office:value="4.17378837903212" calcext:value-type="float">
            <text:p>4,17378837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2797" calcext:value-type="float">
            <text:p>16,2797</text:p>
          </table:table-cell>
          <table:table-cell table:formula="of:=[.$D$3]*(([.$D$1]+([.B56]+[.$D$2]))/([.B56]+[.$D$2]))" office:value-type="float" office:value="2.71649723274999" calcext:value-type="float">
            <text:p>2,7164972327</text:p>
          </table:table-cell>
          <table:table-cell/>
          <table:table-cell table:formula="of:=[.$D$13]*( ( [.$D$11]+([.B56]*[.$D$14]/([.B56]+[.$D$14])+[.$D$12]) )/([.B56]*[.$D$14]/([.B56]+[.$D$14])+[.$D$12]) )" office:value-type="float" office:value="4.21085297381983" calcext:value-type="float">
            <text:p>4,210852973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535" calcext:value-type="float">
            <text:p>15,535</text:p>
          </table:table-cell>
          <table:table-cell table:formula="of:=[.$D$3]*(([.$D$1]+([.B57]+[.$D$2]))/([.B57]+[.$D$2]))" office:value-type="float" office:value="2.80836820083682" calcext:value-type="float">
            <text:p>2,8083682008</text:p>
          </table:table-cell>
          <table:table-cell/>
          <table:table-cell table:formula="of:=[.$D$13]*( ( [.$D$11]+([.B57]*[.$D$14]/([.B57]+[.$D$14])+[.$D$12]) )/([.B57]*[.$D$14]/([.B57]+[.$D$14])+[.$D$12]) )" office:value-type="float" office:value="4.25325495909068" calcext:value-type="float">
            <text:p>4,253254959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867" calcext:value-type="float">
            <text:p>14,7867</text:p>
          </table:table-cell>
          <table:table-cell table:formula="of:=[.$D$3]*(([.$D$1]+([.B58]+[.$D$2]))/([.B58]+[.$D$2]))" office:value-type="float" office:value="2.91000426058553" calcext:value-type="float">
            <text:p>2,9100042606</text:p>
          </table:table-cell>
          <table:table-cell/>
          <table:table-cell table:formula="of:=[.$D$13]*( ( [.$D$11]+([.B58]*[.$D$14]/([.B58]+[.$D$14])+[.$D$12]) )/([.B58]*[.$D$14]/([.B58]+[.$D$14])+[.$D$12]) )" office:value-type="float" office:value="4.30016390974393" calcext:value-type="float">
            <text:p>4,30016390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0551" calcext:value-type="float">
            <text:p>14,0551</text:p>
          </table:table-cell>
          <table:table-cell table:formula="of:=[.$D$3]*(([.$D$1]+([.B59]+[.$D$2]))/([.B59]+[.$D$2]))" office:value-type="float" office:value="3.01983479306444" calcext:value-type="float">
            <text:p>3,0198347931</text:p>
          </table:table-cell>
          <table:table-cell/>
          <table:table-cell table:formula="of:=[.$D$13]*( ( [.$D$11]+([.B59]*[.$D$14]/([.B59]+[.$D$14])+[.$D$12]) )/([.B59]*[.$D$14]/([.B59]+[.$D$14])+[.$D$12]) )" office:value-type="float" office:value="4.35085492473419" calcext:value-type="float">
            <text:p>4,350854924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3536" calcext:value-type="float">
            <text:p>13,3536</text:p>
          </table:table-cell>
          <table:table-cell table:formula="of:=[.$D$3]*(([.$D$1]+([.B60]+[.$D$2]))/([.B60]+[.$D$2]))" office:value-type="float" office:value="3.13644859813084" calcext:value-type="float">
            <text:p>3,1364485981</text:p>
          </table:table-cell>
          <table:table-cell/>
          <table:table-cell table:formula="of:=[.$D$13]*( ( [.$D$11]+([.B60]*[.$D$14]/([.B60]+[.$D$14])+[.$D$12]) )/([.B60]*[.$D$14]/([.B60]+[.$D$14])+[.$D$12]) )" office:value-type="float" office:value="4.40467668091869" calcext:value-type="float">
            <text:p>4,404676680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9" calcext:value-type="float">
            <text:p>12,69</text:p>
          </table:table-cell>
          <table:table-cell table:formula="of:=[.$D$3]*(([.$D$1]+([.B61]+[.$D$2]))/([.B61]+[.$D$2]))" office:value-type="float" office:value="3.25862884160756" calcext:value-type="float">
            <text:p>3,2586288416</text:p>
          </table:table-cell>
          <table:table-cell/>
          <table:table-cell table:formula="of:=[.$D$13]*( ( [.$D$11]+([.B61]*[.$D$14]/([.B61]+[.$D$14])+[.$D$12]) )/([.B61]*[.$D$14]/([.B61]+[.$D$14])+[.$D$12]) )" office:value-type="float" office:value="4.46106756252333" calcext:value-type="float">
            <text:p>4,46106756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684" calcext:value-type="float">
            <text:p>12,0684</text:p>
          </table:table-cell>
          <table:table-cell table:formula="of:=[.$D$3]*(([.$D$1]+([.B62]+[.$D$2]))/([.B62]+[.$D$2]))" office:value-type="float" office:value="3.3852639952272" calcext:value-type="float">
            <text:p>3,3852639952</text:p>
          </table:table-cell>
          <table:table-cell/>
          <table:table-cell table:formula="of:=[.$D$13]*( ( [.$D$11]+([.B62]*[.$D$14]/([.B62]+[.$D$14])+[.$D$12]) )/([.B62]*[.$D$14]/([.B62]+[.$D$14])+[.$D$12]) )" office:value-type="float" office:value="4.51951455650162" calcext:value-type="float">
            <text:p>4,519514556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9" calcext:value-type="float">
            <text:p>11,49</text:p>
          </table:table-cell>
          <table:table-cell table:formula="of:=[.$D$3]*(([.$D$1]+([.B63]+[.$D$2]))/([.B63]+[.$D$2]))" office:value-type="float" office:value="3.5154046997389" calcext:value-type="float">
            <text:p>3,5154046997</text:p>
          </table:table-cell>
          <table:table-cell/>
          <table:table-cell table:formula="of:=[.$D$13]*( ( [.$D$11]+([.B63]*[.$D$14]/([.B63]+[.$D$14])+[.$D$12]) )/([.B63]*[.$D$14]/([.B63]+[.$D$14])+[.$D$12]) )" office:value-type="float" office:value="4.57957949704549" calcext:value-type="float">
            <text:p>4,57957949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9539" calcext:value-type="float">
            <text:p>10,9539</text:p>
          </table:table-cell>
          <table:table-cell table:formula="of:=[.$D$3]*(([.$D$1]+([.B64]+[.$D$2]))/([.B64]+[.$D$2]))" office:value-type="float" office:value="3.64830060526388" calcext:value-type="float">
            <text:p>3,6483006053</text:p>
          </table:table-cell>
          <table:table-cell/>
          <table:table-cell table:formula="of:=[.$D$13]*( ( [.$D$11]+([.B64]*[.$D$14]/([.B64]+[.$D$14])+[.$D$12]) )/([.B64]*[.$D$14]/([.B64]+[.$D$14])+[.$D$12]) )" office:value-type="float" office:value="4.64091606882624" calcext:value-type="float">
            <text:p>4,640916068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4582" calcext:value-type="float">
            <text:p>10,4582</text:p>
          </table:table-cell>
          <table:table-cell table:formula="of:=[.$D$3]*(([.$D$1]+([.B65]+[.$D$2]))/([.B65]+[.$D$2]))" office:value-type="float" office:value="3.78330496643782" calcext:value-type="float">
            <text:p>3,7833049664</text:p>
          </table:table-cell>
          <table:table-cell/>
          <table:table-cell table:formula="of:=[.$D$13]*( ( [.$D$11]+([.B65]*[.$D$14]/([.B65]+[.$D$14])+[.$D$12]) )/([.B65]*[.$D$14]/([.B65]+[.$D$14])+[.$D$12]) )" office:value-type="float" office:value="4.70322577398345" calcext:value-type="float">
            <text:p>4,70322577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$D$3]*(([.$D$1]+([.B66]+[.$D$2]))/([.B66]+[.$D$2]))" office:value-type="float" office:value="3.92" calcext:value-type="float">
            <text:p>3,92</text:p>
          </table:table-cell>
          <table:table-cell/>
          <table:table-cell table:formula="of:=[.$D$13]*( ( [.$D$11]+([.B66]*[.$D$14]/([.B66]+[.$D$14])+[.$D$12]) )/([.B66]*[.$D$14]/([.B66]+[.$D$14])+[.$D$12]) )" office:value-type="float" office:value="4.76631578947368" calcext:value-type="float">
            <text:p>4,76631578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5762" calcext:value-type="float">
            <text:p>9,5762</text:p>
          </table:table-cell>
          <table:table-cell table:formula="of:=[.$D$3]*(([.$D$1]+([.B67]+[.$D$2]))/([.B67]+[.$D$2]))" office:value-type="float" office:value="4.05807731668094" calcext:value-type="float">
            <text:p>4,0580773167</text:p>
          </table:table-cell>
          <table:table-cell/>
          <table:table-cell table:formula="of:=[.$D$13]*( ( [.$D$11]+([.B67]*[.$D$14]/([.B67]+[.$D$14])+[.$D$12]) )/([.B67]*[.$D$14]/([.B67]+[.$D$14])+[.$D$12]) )" office:value-type="float" office:value="4.83004378178796" calcext:value-type="float">
            <text:p>4,83004378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1835" calcext:value-type="float">
            <text:p>9,1835</text:p>
          </table:table-cell>
          <table:table-cell table:formula="of:=[.$D$3]*(([.$D$1]+([.B68]+[.$D$2]))/([.B68]+[.$D$2]))" office:value-type="float" office:value="4.19739750639734" calcext:value-type="float">
            <text:p>4,1973975064</text:p>
          </table:table-cell>
          <table:table-cell/>
          <table:table-cell table:formula="of:=[.$D$13]*( ( [.$D$11]+([.B68]*[.$D$14]/([.B68]+[.$D$14])+[.$D$12]) )/([.B68]*[.$D$14]/([.B68]+[.$D$14])+[.$D$12]) )" office:value-type="float" office:value="4.89434540781092" calcext:value-type="float">
            <text:p>4,894345407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8186" calcext:value-type="float">
            <text:p>8,8186</text:p>
          </table:table-cell>
          <table:table-cell table:formula="of:=[.$D$3]*(([.$D$1]+([.B69]+[.$D$2]))/([.B69]+[.$D$2]))" office:value-type="float" office:value="4.33797654956569" calcext:value-type="float">
            <text:p>4,3379765496</text:p>
          </table:table-cell>
          <table:table-cell/>
          <table:table-cell table:formula="of:=[.$D$13]*( ( [.$D$11]+([.B69]*[.$D$14]/([.B69]+[.$D$14])+[.$D$12]) )/([.B69]*[.$D$14]/([.B69]+[.$D$14])+[.$D$12]) )" office:value-type="float" office:value="4.95922804311939" calcext:value-type="float">
            <text:p>4,95922804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4784" calcext:value-type="float">
            <text:p>8,4784</text:p>
          </table:table-cell>
          <table:table-cell table:formula="of:=[.$D$3]*(([.$D$1]+([.B70]+[.$D$2]))/([.B70]+[.$D$2]))" office:value-type="float" office:value="4.47993961124741" calcext:value-type="float">
            <text:p>4,4799396112</text:p>
          </table:table-cell>
          <table:table-cell/>
          <table:table-cell table:formula="of:=[.$D$13]*( ( [.$D$11]+([.B70]*[.$D$14]/([.B70]+[.$D$14])+[.$D$12]) )/([.B70]*[.$D$14]/([.B70]+[.$D$14])+[.$D$12]) )" office:value-type="float" office:value="5.02474945620326" calcext:value-type="float">
            <text:p>5,024749456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6" calcext:value-type="float">
            <text:p>8,16</text:p>
          </table:table-cell>
          <table:table-cell table:formula="of:=[.$D$3]*(([.$D$1]+([.B71]+[.$D$2]))/([.B71]+[.$D$2]))" office:value-type="float" office:value="4.62352941176471" calcext:value-type="float">
            <text:p>4,6235294118</text:p>
          </table:table-cell>
          <table:table-cell/>
          <table:table-cell table:formula="of:=[.$D$13]*( ( [.$D$11]+([.B71]*[.$D$14]/([.B71]+[.$D$14])+[.$D$12]) )/([.B71]*[.$D$14]/([.B71]+[.$D$14])+[.$D$12]) )" office:value-type="float" office:value="5.09102167182663" calcext:value-type="float">
            <text:p>5,091021671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8608" calcext:value-type="float">
            <text:p>7,8608</text:p>
          </table:table-cell>
          <table:table-cell table:formula="of:=[.$D$3]*(([.$D$1]+([.B72]+[.$D$2]))/([.B72]+[.$D$2]))" office:value-type="float" office:value="4.76906167311215" calcext:value-type="float">
            <text:p>4,7690616731</text:p>
          </table:table-cell>
          <table:table-cell/>
          <table:table-cell table:formula="of:=[.$D$13]*( ( [.$D$11]+([.B72]*[.$D$14]/([.B72]+[.$D$14])+[.$D$12]) )/([.B72]*[.$D$14]/([.B72]+[.$D$14])+[.$D$12]) )" office:value-type="float" office:value="5.15819040783314" calcext:value-type="float">
            <text:p>5,15819040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5785" calcext:value-type="float">
            <text:p>7,5785</text:p>
          </table:table-cell>
          <table:table-cell table:formula="of:=[.$D$3]*(([.$D$1]+([.B73]+[.$D$2]))/([.B73]+[.$D$2]))" office:value-type="float" office:value="4.91690967869631" calcext:value-type="float">
            <text:p>4,9169096787</text:p>
          </table:table-cell>
          <table:table-cell/>
          <table:table-cell table:formula="of:=[.$D$13]*( ( [.$D$11]+([.B73]*[.$D$14]/([.B73]+[.$D$14])+[.$D$12]) )/([.B73]*[.$D$14]/([.B73]+[.$D$14])+[.$D$12]) )" office:value-type="float" office:value="5.22642794887198" calcext:value-type="float">
            <text:p>5,226427948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3109" calcext:value-type="float">
            <text:p>7,3109</text:p>
          </table:table-cell>
          <table:table-cell table:formula="of:=[.$D$3]*(([.$D$1]+([.B74]+[.$D$2]))/([.B74]+[.$D$2]))" office:value-type="float" office:value="5.06760043223133" calcext:value-type="float">
            <text:p>5,0676004322</text:p>
          </table:table-cell>
          <table:table-cell/>
          <table:table-cell table:formula="of:=[.$D$13]*( ( [.$D$11]+([.B74]*[.$D$14]/([.B74]+[.$D$14])+[.$D$12]) )/([.B74]*[.$D$14]/([.B74]+[.$D$14])+[.$D$12]) )" office:value-type="float" office:value="5.2959775274266" calcext:value-type="float">
            <text:p>5,295977527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564" calcext:value-type="float">
            <text:p>7,0564</text:p>
          </table:table-cell>
          <table:table-cell table:formula="of:=[.$D$3]*(([.$D$1]+([.B75]+[.$D$2]))/([.B75]+[.$D$2]))" office:value-type="float" office:value="5.22151805453206" calcext:value-type="float">
            <text:p>5,2215180545</text:p>
          </table:table-cell>
          <table:table-cell/>
          <table:table-cell table:formula="of:=[.$D$13]*( ( [.$D$11]+([.B75]*[.$D$14]/([.B75]+[.$D$14])+[.$D$12]) )/([.B75]*[.$D$14]/([.B75]+[.$D$14])+[.$D$12]) )" office:value-type="float" office:value="5.36701643002694" calcext:value-type="float">
            <text:p>5,3670164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133" calcext:value-type="float">
            <text:p>6,8133</text:p>
          </table:table-cell>
          <table:table-cell table:formula="of:=[.$D$3]*(([.$D$1]+([.B76]+[.$D$2]))/([.B76]+[.$D$2]))" office:value-type="float" office:value="5.37927876359473" calcext:value-type="float">
            <text:p>5,3792787636</text:p>
          </table:table-cell>
          <table:table-cell/>
          <table:table-cell table:formula="of:=[.$D$13]*( ( [.$D$11]+([.B76]*[.$D$14]/([.B76]+[.$D$14])+[.$D$12]) )/([.B76]*[.$D$14]/([.B76]+[.$D$14])+[.$D$12]) )" office:value-type="float" office:value="5.43982906497895" calcext:value-type="float">
            <text:p>5,43982906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5806" calcext:value-type="float">
            <text:p>6,5806</text:p>
          </table:table-cell>
          <table:table-cell table:formula="of:=[.$D$3]*(([.$D$1]+([.B77]+[.$D$2]))/([.B77]+[.$D$2]))" office:value-type="float" office:value="5.54120900829712" calcext:value-type="float">
            <text:p>5,5412090083</text:p>
          </table:table-cell>
          <table:table-cell/>
          <table:table-cell table:formula="of:=[.$D$13]*( ( [.$D$11]+([.B77]*[.$D$14]/([.B77]+[.$D$14])+[.$D$12]) )/([.B77]*[.$D$14]/([.B77]+[.$D$14])+[.$D$12]) )" office:value-type="float" office:value="5.51456610099543" calcext:value-type="float">
            <text:p>5,51456610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357" calcext:value-type="float">
            <text:p>6,357</text:p>
          </table:table-cell>
          <table:table-cell table:formula="of:=[.$D$3]*(([.$D$1]+([.B78]+[.$D$2]))/([.B78]+[.$D$2]))" office:value-type="float" office:value="5.7079754601227" calcext:value-type="float">
            <text:p>5,7079754601</text:p>
          </table:table-cell>
          <table:table-cell/>
          <table:table-cell table:formula="of:=[.$D$13]*( ( [.$D$11]+([.B78]*[.$D$14]/([.B78]+[.$D$14])+[.$D$12]) )/([.B78]*[.$D$14]/([.B78]+[.$D$14])+[.$D$12]) )" office:value-type="float" office:value="5.59153523260724" calcext:value-type="float">
            <text:p>5,5915352326</text:p>
          </table:table-cell>
          <table:table-cell table:style-name="ce3" table:formula="of:=[.E71]" office:value-type="float" office:value="5.09102167182663" calcext:value-type="float">
            <text:p>5,09</text:p>
          </table:table-cell>
          <table:table-cell table:style-name="ce4" table:formula="of:=[.E81]" office:value-type="float" office:value="5.83765168064913" calcext:value-type="float">
            <text:p>5,84</text:p>
          </table:table-cell>
          <table:table-cell table:style-name="ce5" table:formula="of:=[.E91]" office:value-type="float" office:value="6.86875121382793" calcext:value-type="float">
            <text:p>6,87</text:p>
          </table:table-cell>
          <table:table-cell table:style-name="ce5" table:formula="of:=[.E101]" office:value-type="float" office:value="8.42366092221705" calcext:value-type="float">
            <text:p>8,42</text:p>
          </table:table-cell>
          <table:table-cell table:style-name="ce6" table:formula="of:=[.E111]" office:value-type="float" office:value="10.0710464686306" calcext:value-type="float">
            <text:p>10,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1418" calcext:value-type="float">
            <text:p>6,1418</text:p>
          </table:table-cell>
          <table:table-cell table:formula="of:=[.$D$3]*(([.$D$1]+([.B79]+[.$D$2]))/([.B79]+[.$D$2]))" office:value-type="float" office:value="5.87994399036113" calcext:value-type="float">
            <text:p>5,8799439904</text:p>
          </table:table-cell>
          <table:table-cell/>
          <table:table-cell table:formula="of:=[.$D$13]*( ( [.$D$11]+([.B79]*[.$D$14]/([.B79]+[.$D$14])+[.$D$12]) )/([.B79]*[.$D$14]/([.B79]+[.$D$14])+[.$D$12]) )" office:value-type="float" office:value="5.67090532348651" calcext:value-type="float">
            <text:p>5,6709053235</text:p>
          </table:table-cell>
          <table:table-cell table:style-name="ce3" table:formula="of:=[.C71]" office:value-type="float" office:value="4.62352941176471" calcext:value-type="float">
            <text:p>4,62</text:p>
          </table:table-cell>
          <table:table-cell table:style-name="ce4" table:formula="of:=[.C81]" office:value-type="float" office:value="6.24122776421346" calcext:value-type="float">
            <text:p>6,24</text:p>
          </table:table-cell>
          <table:table-cell table:style-name="ce5" table:formula="of:=[.C91]" office:value-type="float" office:value="8.47527675276753" calcext:value-type="float">
            <text:p>8,48</text:p>
          </table:table-cell>
          <table:table-cell table:style-name="ce5" table:formula="of:=[.C101]" office:value-type="float" office:value="11.8442477876106" calcext:value-type="float">
            <text:p>11,84</text:p>
          </table:table-cell>
          <table:table-cell table:style-name="ce6" table:formula="of:=[.C111]" office:value-type="float" office:value="15.4135831381733" calcext:value-type="float">
            <text:p>15,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9343" calcext:value-type="float">
            <text:p>5,9343</text:p>
          </table:table-cell>
          <table:table-cell table:formula="of:=[.$D$3]*(([.$D$1]+([.B80]+[.$D$2]))/([.B80]+[.$D$2]))" office:value-type="float" office:value="6.05757039583439" calcext:value-type="float">
            <text:p>6,0575703958</text:p>
          </table:table-cell>
          <table:table-cell/>
          <table:table-cell table:formula="of:=[.$D$13]*( ( [.$D$11]+([.B80]*[.$D$14]/([.B80]+[.$D$14])+[.$D$12]) )/([.B80]*[.$D$14]/([.B80]+[.$D$14])+[.$D$12]) )" office:value-type="float" office:value="5.75288674139725" calcext:value-type="float">
            <text:p>5,75288674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734" calcext:value-type="float">
            <text:p>5,734</text:p>
          </table:table-cell>
          <table:table-cell table:formula="of:=[.$D$3]*(([.$D$1]+([.B81]+[.$D$2]))/([.B81]+[.$D$2]))" office:value-type="float" office:value="6.24122776421346" calcext:value-type="float">
            <text:p>6,2412277642</text:p>
          </table:table-cell>
          <table:table-cell/>
          <table:table-cell table:formula="of:=[.$D$13]*( ( [.$D$11]+([.B81]*[.$D$14]/([.B81]+[.$D$14])+[.$D$12]) )/([.B81]*[.$D$14]/([.B81]+[.$D$14])+[.$D$12]) )" office:value-type="float" office:value="5.83765168064913" calcext:value-type="float">
            <text:p>5,837651680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5405" calcext:value-type="float">
            <text:p>5,5405</text:p>
          </table:table-cell>
          <table:table-cell table:formula="of:=[.$D$3]*(([.$D$1]+([.B82]+[.$D$2]))/([.B82]+[.$D$2]))" office:value-type="float" office:value="6.43126071654183" calcext:value-type="float">
            <text:p>6,4312607165</text:p>
          </table:table-cell>
          <table:table-cell/>
          <table:table-cell table:formula="of:=[.$D$13]*( ( [.$D$11]+([.B82]*[.$D$14]/([.B82]+[.$D$14])+[.$D$12]) )/([.B82]*[.$D$14]/([.B82]+[.$D$14])+[.$D$12]) )" office:value-type="float" office:value="5.92535919710838" calcext:value-type="float">
            <text:p>5,925359197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3534" calcext:value-type="float">
            <text:p>5,3534</text:p>
          </table:table-cell>
          <table:table-cell table:formula="of:=[.$D$3]*(([.$D$1]+([.B83]+[.$D$2]))/([.B83]+[.$D$2]))" office:value-type="float" office:value="6.62807187955318" calcext:value-type="float">
            <text:p>6,6280718796</text:p>
          </table:table-cell>
          <table:table-cell/>
          <table:table-cell table:formula="of:=[.$D$13]*( ( [.$D$11]+([.B83]*[.$D$14]/([.B83]+[.$D$14])+[.$D$12]) )/([.B83]*[.$D$14]/([.B83]+[.$D$14])+[.$D$12]) )" office:value-type="float" office:value="6.01619511849823" calcext:value-type="float">
            <text:p>6,016195118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725" calcext:value-type="float">
            <text:p>5,1725</text:p>
          </table:table-cell>
          <table:table-cell table:formula="of:=[.$D$3]*(([.$D$1]+([.B84]+[.$D$2]))/([.B84]+[.$D$2]))" office:value-type="float" office:value="6.83189946834219" calcext:value-type="float">
            <text:p>6,8318994683</text:p>
          </table:table-cell>
          <table:table-cell/>
          <table:table-cell table:formula="of:=[.$D$13]*( ( [.$D$11]+([.B84]*[.$D$14]/([.B84]+[.$D$14])+[.$D$12]) )/([.B84]*[.$D$14]/([.B84]+[.$D$14])+[.$D$12]) )" office:value-type="float" office:value="6.11026939024701" calcext:value-type="float">
            <text:p>6,11026939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976" calcext:value-type="float">
            <text:p>4,9976</text:p>
          </table:table-cell>
          <table:table-cell table:formula="of:=[.$D$3]*(([.$D$1]+([.B85]+[.$D$2]))/([.B85]+[.$D$2]))" office:value-type="float" office:value="7.04299663838643" calcext:value-type="float">
            <text:p>7,0429966384</text:p>
          </table:table-cell>
          <table:table-cell/>
          <table:table-cell table:formula="of:=[.$D$13]*( ( [.$D$11]+([.B85]*[.$D$14]/([.B85]+[.$D$14])+[.$D$12]) )/([.B85]*[.$D$14]/([.B85]+[.$D$14])+[.$D$12]) )" office:value-type="float" office:value="6.20769885334434" calcext:value-type="float">
            <text:p>6,20769885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286" calcext:value-type="float">
            <text:p>4,8286</text:p>
          </table:table-cell>
          <table:table-cell table:formula="of:=[.$D$3]*(([.$D$1]+([.B86]+[.$D$2]))/([.B86]+[.$D$2]))" office:value-type="float" office:value="7.2615002278093" calcext:value-type="float">
            <text:p>7,2615002278</text:p>
          </table:table-cell>
          <table:table-cell/>
          <table:table-cell table:formula="of:=[.$D$13]*( ( [.$D$11]+([.B86]*[.$D$14]/([.B86]+[.$D$14])+[.$D$12]) )/([.B86]*[.$D$14]/([.B86]+[.$D$14])+[.$D$12]) )" office:value-type="float" office:value="6.30854666384721" calcext:value-type="float">
            <text:p>6,308546663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652" calcext:value-type="float">
            <text:p>4,6652</text:p>
          </table:table-cell>
          <table:table-cell table:formula="of:=[.$D$3]*(([.$D$1]+([.B87]+[.$D$2]))/([.B87]+[.$D$2]))" office:value-type="float" office:value="7.48781617079654" calcext:value-type="float">
            <text:p>7,4878161708</text:p>
          </table:table-cell>
          <table:table-cell/>
          <table:table-cell table:formula="of:=[.$D$13]*( ( [.$D$11]+([.B87]*[.$D$14]/([.B87]+[.$D$14])+[.$D$12]) )/([.B87]*[.$D$14]/([.B87]+[.$D$14])+[.$D$12]) )" office:value-type="float" office:value="6.41300017599516" calcext:value-type="float">
            <text:p>6,41300017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5073" calcext:value-type="float">
            <text:p>4,5073</text:p>
          </table:table-cell>
          <table:table-cell table:formula="of:=[.$D$3]*(([.$D$1]+([.B88]+[.$D$2]))/([.B88]+[.$D$2]))" office:value-type="float" office:value="7.72210414216937" calcext:value-type="float">
            <text:p>7,7221041422</text:p>
          </table:table-cell>
          <table:table-cell/>
          <table:table-cell table:formula="of:=[.$D$13]*( ( [.$D$11]+([.B88]*[.$D$14]/([.B88]+[.$D$14])+[.$D$12]) )/([.B88]*[.$D$14]/([.B88]+[.$D$14])+[.$D$12]) )" office:value-type="float" office:value="6.52113308585955" calcext:value-type="float">
            <text:p>6,521133085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548" calcext:value-type="float">
            <text:p>4,3548</text:p>
          </table:table-cell>
          <table:table-cell table:formula="of:=[.$D$3]*(([.$D$1]+([.B89]+[.$D$2]))/([.B89]+[.$D$2]))" office:value-type="float" office:value="7.96450812896115" calcext:value-type="float">
            <text:p>7,964508129</text:p>
          </table:table-cell>
          <table:table-cell/>
          <table:table-cell table:formula="of:=[.$D$13]*( ( [.$D$11]+([.B89]*[.$D$14]/([.B89]+[.$D$14])+[.$D$12]) )/([.B89]*[.$D$14]/([.B89]+[.$D$14])+[.$D$12]) )" office:value-type="float" office:value="6.63301184899421" calcext:value-type="float">
            <text:p>6,6330118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2075" calcext:value-type="float">
            <text:p>4,2075</text:p>
          </table:table-cell>
          <table:table-cell table:formula="of:=[.$D$3]*(([.$D$1]+([.B90]+[.$D$2]))/([.B90]+[.$D$2]))" office:value-type="float" office:value="8.21532976827095" calcext:value-type="float">
            <text:p>8,2153297683</text:p>
          </table:table-cell>
          <table:table-cell/>
          <table:table-cell table:formula="of:=[.$D$13]*( ( [.$D$11]+([.B90]*[.$D$14]/([.B90]+[.$D$14])+[.$D$12]) )/([.B90]*[.$D$14]/([.B90]+[.$D$14])+[.$D$12]) )" office:value-type="float" office:value="6.74877568252181" calcext:value-type="float">
            <text:p>6,74877568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65" calcext:value-type="float">
            <text:p>4,065</text:p>
          </table:table-cell>
          <table:table-cell table:formula="of:=[.$D$3]*(([.$D$1]+([.B91]+[.$D$2]))/([.B91]+[.$D$2]))" office:value-type="float" office:value="8.47527675276753" calcext:value-type="float">
            <text:p>8,4752767528</text:p>
          </table:table-cell>
          <table:table-cell/>
          <table:table-cell table:formula="of:=[.$D$13]*( ( [.$D$11]+([.B91]*[.$D$14]/([.B91]+[.$D$14])+[.$D$12]) )/([.B91]*[.$D$14]/([.B91]+[.$D$14])+[.$D$12]) )" office:value-type="float" office:value="6.86875121382793" calcext:value-type="float">
            <text:p>6,868751213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9271" calcext:value-type="float">
            <text:p>3,9271</text:p>
          </table:table-cell>
          <table:table-cell table:formula="of:=[.$D$3]*(([.$D$1]+([.B92]+[.$D$2]))/([.B92]+[.$D$2]))" office:value-type="float" office:value="8.74479386824884" calcext:value-type="float">
            <text:p>8,7447938682</text:p>
          </table:table-cell>
          <table:table-cell/>
          <table:table-cell table:formula="of:=[.$D$13]*( ( [.$D$11]+([.B92]*[.$D$14]/([.B92]+[.$D$14])+[.$D$12]) )/([.B92]*[.$D$14]/([.B92]+[.$D$14])+[.$D$12]) )" office:value-type="float" office:value="6.99314372866546" calcext:value-type="float">
            <text:p>6,993143728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7936" calcext:value-type="float">
            <text:p>3,7936</text:p>
          </table:table-cell>
          <table:table-cell table:formula="of:=[.$D$3]*(([.$D$1]+([.B93]+[.$D$2]))/([.B93]+[.$D$2]))" office:value-type="float" office:value="9.02437789962041" calcext:value-type="float">
            <text:p>9,0243778996</text:p>
          </table:table-cell>
          <table:table-cell/>
          <table:table-cell table:formula="of:=[.$D$13]*( ( [.$D$11]+([.B93]*[.$D$14]/([.B93]+[.$D$14])+[.$D$12]) )/([.B93]*[.$D$14]/([.B93]+[.$D$14])+[.$D$12]) )" office:value-type="float" office:value="7.12218251237541" calcext:value-type="float">
            <text:p>7,122182512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6639" calcext:value-type="float">
            <text:p>3,6639</text:p>
          </table:table-cell>
          <table:table-cell table:formula="of:=[.$D$3]*(([.$D$1]+([.B94]+[.$D$2]))/([.B94]+[.$D$2]))" office:value-type="float" office:value="9.31551625317285" calcext:value-type="float">
            <text:p>9,3155162532</text:p>
          </table:table-cell>
          <table:table-cell/>
          <table:table-cell table:formula="of:=[.$D$13]*( ( [.$D$11]+([.B94]*[.$D$14]/([.B94]+[.$D$14])+[.$D$12]) )/([.B94]*[.$D$14]/([.B94]+[.$D$14])+[.$D$12]) )" office:value-type="float" office:value="7.25655406016885" calcext:value-type="float">
            <text:p>7,2565540602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5377" calcext:value-type="float">
            <text:p>3,5377</text:p>
          </table:table-cell>
          <table:table-cell table:formula="of:=[.$D$3]*(([.$D$1]+([.B95]+[.$D$2]))/([.B95]+[.$D$2]))" office:value-type="float" office:value="9.61928936879894" calcext:value-type="float">
            <text:p>9,6192893688</text:p>
          </table:table-cell>
          <table:table-cell/>
          <table:table-cell table:formula="of:=[.$D$13]*( ( [.$D$11]+([.B95]*[.$D$14]/([.B95]+[.$D$14])+[.$D$12]) )/([.B95]*[.$D$14]/([.B95]+[.$D$14])+[.$D$12]) )" office:value-type="float" office:value="7.39675703661166" calcext:value-type="float">
            <text:p>7,396757036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4146" calcext:value-type="float">
            <text:p>3,4146</text:p>
          </table:table-cell>
          <table:table-cell table:formula="of:=[.$D$3]*(([.$D$1]+([.B96]+[.$D$2]))/([.B96]+[.$D$2]))" office:value-type="float" office:value="9.93723422948515" calcext:value-type="float">
            <text:p>9,9372342295</text:p>
          </table:table-cell>
          <table:table-cell/>
          <table:table-cell table:formula="of:=[.$D$13]*( ( [.$D$11]+([.B96]*[.$D$14]/([.B96]+[.$D$14])+[.$D$12]) )/([.B96]*[.$D$14]/([.B96]+[.$D$14])+[.$D$12]) )" office:value-type="float" office:value="7.54350081846683" calcext:value-type="float">
            <text:p>7,543500818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2939" calcext:value-type="float">
            <text:p>3,2939</text:p>
          </table:table-cell>
          <table:table-cell table:formula="of:=[.$D$3]*(([.$D$1]+([.B97]+[.$D$2]))/([.B97]+[.$D$2]))" office:value-type="float" office:value="10.2720544035945" calcext:value-type="float">
            <text:p>10,2720544036</text:p>
          </table:table-cell>
          <table:table-cell/>
          <table:table-cell table:formula="of:=[.$D$13]*( ( [.$D$11]+([.B97]*[.$D$14]/([.B97]+[.$D$14])+[.$D$12]) )/([.B97]*[.$D$14]/([.B97]+[.$D$14])+[.$D$12]) )" office:value-type="float" office:value="7.69803320651731" calcext:value-type="float">
            <text:p>7,698033206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1752" calcext:value-type="float">
            <text:p>3,1752</text:p>
          </table:table-cell>
          <table:table-cell table:formula="of:=[.$D$3]*(([.$D$1]+([.B98]+[.$D$2]))/([.B98]+[.$D$2]))" office:value-type="float" office:value="10.6261526832955" calcext:value-type="float">
            <text:p>10,6261526833</text:p>
          </table:table-cell>
          <table:table-cell/>
          <table:table-cell table:formula="of:=[.$D$13]*( ( [.$D$11]+([.B98]*[.$D$14]/([.B98]+[.$D$14])+[.$D$12]) )/([.B98]*[.$D$14]/([.B98]+[.$D$14])+[.$D$12]) )" office:value-type="float" office:value="7.86146318176393" calcext:value-type="float">
            <text:p>7,861463181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0579" calcext:value-type="float">
            <text:p>3,0579</text:p>
          </table:table-cell>
          <table:table-cell table:formula="of:=[.$D$3]*(([.$D$1]+([.B99]+[.$D$2]))/([.B99]+[.$D$2]))" office:value-type="float" office:value="11.0030805454724" calcext:value-type="float">
            <text:p>11,0030805455</text:p>
          </table:table-cell>
          <table:table-cell/>
          <table:table-cell table:formula="of:=[.$D$13]*( ( [.$D$11]+([.B99]*[.$D$14]/([.B99]+[.$D$14])+[.$D$12]) )/([.B99]*[.$D$14]/([.B99]+[.$D$14])+[.$D$12]) )" office:value-type="float" office:value="8.03542988738401" calcext:value-type="float">
            <text:p>8,035429887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9414" calcext:value-type="float">
            <text:p>2,9414</text:p>
          </table:table-cell>
          <table:table-cell table:formula="of:=[.$D$3]*(([.$D$1]+([.B100]+[.$D$2]))/([.B100]+[.$D$2]))" office:value-type="float" office:value="11.4071938532672" calcext:value-type="float">
            <text:p>11,4071938533</text:p>
          </table:table-cell>
          <table:table-cell/>
          <table:table-cell table:formula="of:=[.$D$13]*( ( [.$D$11]+([.B100]*[.$D$14]/([.B100]+[.$D$14])+[.$D$12]) )/([.B100]*[.$D$14]/([.B100]+[.$D$14])+[.$D$12]) )" office:value-type="float" office:value="8.22194372175083" calcext:value-type="float">
            <text:p>8,221943721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2.825" calcext:value-type="float">
            <text:p>2,825</text:p>
          </table:table-cell>
          <table:table-cell table:style-name="ce1" table:formula="of:=[.$D$3]*(([.$D$1]+([.B101]+[.$D$2]))/([.B101]+[.$D$2]))" office:value-type="float" office:value="11.8442477876106" calcext:value-type="float">
            <text:p>11,8442477876</text:p>
          </table:table-cell>
          <table:table-cell/>
          <table:table-cell table:formula="of:=[.$D$13]*( ( [.$D$11]+([.B101]*[.$D$14]/([.B101]+[.$D$14])+[.$D$12]) )/([.B101]*[.$D$14]/([.B101]+[.$D$14])+[.$D$12]) )" office:value-type="float" office:value="8.42366092221705" calcext:value-type="float">
            <text:p>8,423660922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7762" calcext:value-type="float">
            <text:p>2,7762</text:p>
          </table:table-cell>
          <table:table-cell table:formula="of:=[.$D$3]*(([.$D$1]+([.B102]+[.$D$2]))/([.B102]+[.$D$2]))" office:value-type="float" office:value="12.0383834017722" calcext:value-type="float">
            <text:p>12,0383834018</text:p>
          </table:table-cell>
          <table:table-cell/>
          <table:table-cell table:formula="of:=[.$D$13]*( ( [.$D$11]+([.B102]*[.$D$14]/([.B102]+[.$D$14])+[.$D$12]) )/([.B102]*[.$D$14]/([.B102]+[.$D$14])+[.$D$12]) )" office:value-type="float" office:value="8.51326197490701" calcext:value-type="float">
            <text:p>8,513261974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7179" calcext:value-type="float">
            <text:p>2,7179</text:p>
          </table:table-cell>
          <table:table-cell table:formula="of:=[.$D$3]*(([.$D$1]+([.B103]+[.$D$2]))/([.B103]+[.$D$2]))" office:value-type="float" office:value="12.279451046764" calcext:value-type="float">
            <text:p>12,2794510468</text:p>
          </table:table-cell>
          <table:table-cell/>
          <table:table-cell table:formula="of:=[.$D$13]*( ( [.$D$11]+([.B103]*[.$D$14]/([.B103]+[.$D$14])+[.$D$12]) )/([.B103]*[.$D$14]/([.B103]+[.$D$14])+[.$D$12]) )" office:value-type="float" office:value="8.62452396490324" calcext:value-type="float">
            <text:p>8,624523964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6523" calcext:value-type="float">
            <text:p>2,6523</text:p>
          </table:table-cell>
          <table:table-cell table:formula="of:=[.$D$3]*(([.$D$1]+([.B104]+[.$D$2]))/([.B104]+[.$D$2]))" office:value-type="float" office:value="12.5633751838027" calcext:value-type="float">
            <text:p>12,5633751838</text:p>
          </table:table-cell>
          <table:table-cell/>
          <table:table-cell table:formula="of:=[.$D$13]*( ( [.$D$11]+([.B104]*[.$D$14]/([.B104]+[.$D$14])+[.$D$12]) )/([.B104]*[.$D$14]/([.B104]+[.$D$14])+[.$D$12]) )" office:value-type="float" office:value="8.75556587430572" calcext:value-type="float">
            <text:p>8,755565874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817" calcext:value-type="float">
            <text:p>2,5817</text:p>
          </table:table-cell>
          <table:table-cell table:formula="of:=[.$D$3]*(([.$D$1]+([.B105]+[.$D$2]))/([.B105]+[.$D$2]))" office:value-type="float" office:value="12.8850602316303" calcext:value-type="float">
            <text:p>12,8850602316</text:p>
          </table:table-cell>
          <table:table-cell/>
          <table:table-cell table:formula="of:=[.$D$13]*( ( [.$D$11]+([.B105]*[.$D$14]/([.B105]+[.$D$14])+[.$D$12]) )/([.B105]*[.$D$14]/([.B105]+[.$D$14])+[.$D$12]) )" office:value-type="float" office:value="8.90403589637999" calcext:value-type="float">
            <text:p>8,90403589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076" calcext:value-type="float">
            <text:p>2,5076</text:p>
          </table:table-cell>
          <table:table-cell table:formula="of:=[.$D$3]*(([.$D$1]+([.B106]+[.$D$2]))/([.B106]+[.$D$2]))" office:value-type="float" office:value="13.2421757856117" calcext:value-type="float">
            <text:p>13,2421757856</text:p>
          </table:table-cell>
          <table:table-cell/>
          <table:table-cell table:formula="of:=[.$D$13]*( ( [.$D$11]+([.B106]*[.$D$14]/([.B106]+[.$D$14])+[.$D$12]) )/([.B106]*[.$D$14]/([.B106]+[.$D$14])+[.$D$12]) )" office:value-type="float" office:value="9.06885845975602" calcext:value-type="float">
            <text:p>9,068858459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4319" calcext:value-type="float">
            <text:p>2,4319</text:p>
          </table:table-cell>
          <table:table-cell table:formula="of:=[.$D$3]*(([.$D$1]+([.B107]+[.$D$2]))/([.B107]+[.$D$2]))" office:value-type="float" office:value="13.6294748961717" calcext:value-type="float">
            <text:p>13,6294748962</text:p>
          </table:table-cell>
          <table:table-cell/>
          <table:table-cell table:formula="of:=[.$D$13]*( ( [.$D$11]+([.B107]*[.$D$14]/([.B107]+[.$D$14])+[.$D$12]) )/([.B107]*[.$D$14]/([.B107]+[.$D$14])+[.$D$12]) )" office:value-type="float" office:value="9.24761189539909" calcext:value-type="float">
            <text:p>9,247611895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557" calcext:value-type="float">
            <text:p>2,3557</text:p>
          </table:table-cell>
          <table:table-cell table:formula="of:=[.$D$3]*(([.$D$1]+([.B108]+[.$D$2]))/([.B108]+[.$D$2]))" office:value-type="float" office:value="14.0444708579191" calcext:value-type="float">
            <text:p>14,0444708579</text:p>
          </table:table-cell>
          <table:table-cell/>
          <table:table-cell table:formula="of:=[.$D$13]*( ( [.$D$11]+([.B108]*[.$D$14]/([.B108]+[.$D$14])+[.$D$12]) )/([.B108]*[.$D$14]/([.B108]+[.$D$14])+[.$D$12]) )" office:value-type="float" office:value="9.43914849312865" calcext:value-type="float">
            <text:p>9,439148493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2803" calcext:value-type="float">
            <text:p>2,2803</text:p>
          </table:table-cell>
          <table:table-cell table:formula="of:=[.$D$3]*(([.$D$1]+([.B109]+[.$D$2]))/([.B109]+[.$D$2]))" office:value-type="float" office:value="14.482410209183" calcext:value-type="float">
            <text:p>14,4824102092</text:p>
          </table:table-cell>
          <table:table-cell/>
          <table:table-cell table:formula="of:=[.$D$13]*( ( [.$D$11]+([.B109]*[.$D$14]/([.B109]+[.$D$14])+[.$D$12]) )/([.B109]*[.$D$14]/([.B109]+[.$D$14])+[.$D$12]) )" office:value-type="float" office:value="9.64127434755815" calcext:value-type="float">
            <text:p>9,641274347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2065" calcext:value-type="float">
            <text:p>2,2065</text:p>
          </table:table-cell>
          <table:table-cell table:formula="of:=[.$D$3]*(([.$D$1]+([.B110]+[.$D$2]))/([.B110]+[.$D$2]))" office:value-type="float" office:value="14.9400407885792" calcext:value-type="float">
            <text:p>14,9400407886</text:p>
          </table:table-cell>
          <table:table-cell/>
          <table:table-cell table:formula="of:=[.$D$13]*( ( [.$D$11]+([.B110]*[.$D$14]/([.B110]+[.$D$14])+[.$D$12]) )/([.B110]*[.$D$14]/([.B110]+[.$D$14])+[.$D$12]) )" office:value-type="float" office:value="9.85248846112562" calcext:value-type="float">
            <text:p>9,852488461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2.135" calcext:value-type="float">
            <text:p>2,135</text:p>
          </table:table-cell>
          <table:table-cell table:style-name="ce1" table:formula="of:=[.$D$3]*(([.$D$1]+([.B111]+[.$D$2]))/([.B111]+[.$D$2]))" office:value-type="float" office:value="15.4135831381733" calcext:value-type="float">
            <text:p>15,4135831382</text:p>
          </table:table-cell>
          <table:table-cell/>
          <table:table-cell table:formula="of:=[.$D$13]*( ( [.$D$11]+([.B111]*[.$D$14]/([.B111]+[.$D$14])+[.$D$12]) )/([.B111]*[.$D$14]/([.B111]+[.$D$14])+[.$D$12]) )" office:value-type="float" office:value="10.0710464686306" calcext:value-type="float">
            <text:p>10,071046468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0661" calcext:value-type="float">
            <text:p>2,0661</text:p>
          </table:table-cell>
          <table:table-cell table:formula="of:=[.$D$3]*(([.$D$1]+([.B112]+[.$D$2]))/([.B112]+[.$D$2]))" office:value-type="float" office:value="15.9009147669522" calcext:value-type="float">
            <text:p>15,900914767</text:p>
          </table:table-cell>
          <table:table-cell/>
          <table:table-cell table:formula="of:=[.$D$13]*( ( [.$D$11]+([.B112]*[.$D$14]/([.B112]+[.$D$14])+[.$D$12]) )/([.B112]*[.$D$14]/([.B112]+[.$D$14])+[.$D$12]) )" office:value-type="float" office:value="10.2959687588363" calcext:value-type="float">
            <text:p>10,295968758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0004" calcext:value-type="float">
            <text:p>2,0004</text:p>
          </table:table-cell>
          <table:table-cell table:formula="of:=[.$D$3]*(([.$D$1]+([.B113]+[.$D$2]))/([.B113]+[.$D$2]))" office:value-type="float" office:value="16.3968806238752" calcext:value-type="float">
            <text:p>16,3968806239</text:p>
          </table:table-cell>
          <table:table-cell/>
          <table:table-cell table:formula="of:=[.$D$13]*( ( [.$D$11]+([.B113]*[.$D$14]/([.B113]+[.$D$14])+[.$D$12]) )/([.B113]*[.$D$14]/([.B113]+[.$D$14])+[.$D$12]) )" office:value-type="float" office:value="10.5248760774161" calcext:value-type="float">
            <text:p>10,52487607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378" calcext:value-type="float">
            <text:p>1,9378</text:p>
          </table:table-cell>
          <table:table-cell table:formula="of:=[.$D$3]*(([.$D$1]+([.B114]+[.$D$2]))/([.B114]+[.$D$2]))" office:value-type="float" office:value="16.9007327897616" calcext:value-type="float">
            <text:p>16,9007327898</text:p>
          </table:table-cell>
          <table:table-cell/>
          <table:table-cell table:formula="of:=[.$D$13]*( ( [.$D$11]+([.B114]*[.$D$14]/([.B114]+[.$D$14])+[.$D$12]) )/([.B114]*[.$D$14]/([.B114]+[.$D$14])+[.$D$12]) )" office:value-type="float" office:value="10.7574232309021" calcext:value-type="float">
            <text:p>10,757423230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785" calcext:value-type="float">
            <text:p>1,8785</text:p>
          </table:table-cell>
          <table:table-cell table:formula="of:=[.$D$3]*(([.$D$1]+([.B115]+[.$D$2]))/([.B115]+[.$D$2]))" office:value-type="float" office:value="17.4089965397924" calcext:value-type="float">
            <text:p>17,4089965398</text:p>
          </table:table-cell>
          <table:table-cell/>
          <table:table-cell table:formula="of:=[.$D$13]*( ( [.$D$11]+([.B115]*[.$D$14]/([.B115]+[.$D$14])+[.$D$12]) )/([.B115]*[.$D$14]/([.B115]+[.$D$14])+[.$D$12]) )" office:value-type="float" office:value="10.9920065001471" calcext:value-type="float">
            <text:p>10,992006500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8225" calcext:value-type="float">
            <text:p>1,8225</text:p>
          </table:table-cell>
          <table:table-cell table:formula="of:=[.$D$3]*(([.$D$1]+([.B116]+[.$D$2]))/([.B116]+[.$D$2]))" office:value-type="float" office:value="17.919341563786" calcext:value-type="float">
            <text:p>17,9193415638</text:p>
          </table:table-cell>
          <table:table-cell/>
          <table:table-cell table:formula="of:=[.$D$13]*( ( [.$D$11]+([.B116]*[.$D$14]/([.B116]+[.$D$14])+[.$D$12]) )/([.B116]*[.$D$14]/([.B116]+[.$D$14])+[.$D$12]) )" office:value-type="float" office:value="11.2275503573749" calcext:value-type="float">
            <text:p>11,227550357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7696" calcext:value-type="float">
            <text:p>1,7696</text:p>
          </table:table-cell>
          <table:table-cell table:formula="of:=[.$D$3]*(([.$D$1]+([.B117]+[.$D$2]))/([.B117]+[.$D$2]))" office:value-type="float" office:value="18.431103074141" calcext:value-type="float">
            <text:p>18,4311030741</text:p>
          </table:table-cell>
          <table:table-cell/>
          <table:table-cell table:formula="of:=[.$D$13]*( ( [.$D$11]+([.B117]*[.$D$14]/([.B117]+[.$D$14])+[.$D$12]) )/([.B117]*[.$D$14]/([.B117]+[.$D$14])+[.$D$12]) )" office:value-type="float" office:value="11.4637479775388" calcext:value-type="float">
            <text:p>11,463747977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7197" calcext:value-type="float">
            <text:p>1,7197</text:p>
          </table:table-cell>
          <table:table-cell table:formula="of:=[.$D$3]*(([.$D$1]+([.B118]+[.$D$2]))/([.B118]+[.$D$2]))" office:value-type="float" office:value="18.9426993080188" calcext:value-type="float">
            <text:p>18,942699308</text:p>
          </table:table-cell>
          <table:table-cell/>
          <table:table-cell table:formula="of:=[.$D$13]*( ( [.$D$11]+([.B118]*[.$D$14]/([.B118]+[.$D$14])+[.$D$12]) )/([.B118]*[.$D$14]/([.B118]+[.$D$14])+[.$D$12]) )" office:value-type="float" office:value="11.6998693162516" calcext:value-type="float">
            <text:p>11,699869316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6727" calcext:value-type="float">
            <text:p>1,6727</text:p>
          </table:table-cell>
          <table:table-cell table:formula="of:=[.$D$3]*(([.$D$1]+([.B119]+[.$D$2]))/([.B119]+[.$D$2]))" office:value-type="float" office:value="19.4524780295331" calcext:value-type="float">
            <text:p>19,4524780295</text:p>
          </table:table-cell>
          <table:table-cell/>
          <table:table-cell table:formula="of:=[.$D$13]*( ( [.$D$11]+([.B119]*[.$D$14]/([.B119]+[.$D$14])+[.$D$12]) )/([.B119]*[.$D$14]/([.B119]+[.$D$14])+[.$D$12]) )" office:value-type="float" office:value="11.9351518031043" calcext:value-type="float">
            <text:p>11,935151803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6282" calcext:value-type="float">
            <text:p>1,6282</text:p>
          </table:table-cell>
          <table:table-cell table:formula="of:=[.$D$3]*(([.$D$1]+([.B120]+[.$D$2]))/([.B120]+[.$D$2]))" office:value-type="float" office:value="19.9622650780002" calcext:value-type="float">
            <text:p>19,962265078</text:p>
          </table:table-cell>
          <table:table-cell/>
          <table:table-cell table:formula="of:=[.$D$13]*( ( [.$D$11]+([.B120]*[.$D$14]/([.B120]+[.$D$14])+[.$D$12]) )/([.B120]*[.$D$14]/([.B120]+[.$D$14])+[.$D$12]) )" office:value-type="float" office:value="12.1704381331661" calcext:value-type="float">
            <text:p>12,17043813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86" calcext:value-type="float">
            <text:p>1,586</text:p>
          </table:table-cell>
          <table:table-cell table:formula="of:=[.$D$3]*(([.$D$1]+([.B121]+[.$D$2]))/([.B121]+[.$D$2]))" office:value-type="float" office:value="20.472131147541" calcext:value-type="float">
            <text:p>20,4721311475</text:p>
          </table:table-cell>
          <table:table-cell/>
          <table:table-cell table:formula="of:=[.$D$13]*( ( [.$D$11]+([.B121]*[.$D$14]/([.B121]+[.$D$14])+[.$D$12]) )/([.B121]*[.$D$14]/([.B121]+[.$D$14])+[.$D$12]) )" office:value-type="float" office:value="12.4057609344926" calcext:value-type="float">
            <text:p>12,405760934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5458" calcext:value-type="float">
            <text:p>1,5458</text:p>
          </table:table-cell>
          <table:table-cell table:formula="of:=[.$D$3]*(([.$D$1]+([.B122]+[.$D$2]))/([.B122]+[.$D$2]))" office:value-type="float" office:value="20.9837236382456" calcext:value-type="float">
            <text:p>20,9837236382</text:p>
          </table:table-cell>
          <table:table-cell/>
          <table:table-cell table:formula="of:=[.$D$13]*( ( [.$D$11]+([.B122]*[.$D$14]/([.B122]+[.$D$14])+[.$D$12]) )/([.B122]*[.$D$14]/([.B122]+[.$D$14])+[.$D$12]) )" office:value-type="float" office:value="12.641880545587" calcext:value-type="float">
            <text:p>12,6418805456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075" calcext:value-type="float">
            <text:p>1,5075</text:p>
          </table:table-cell>
          <table:table-cell table:formula="of:=[.$D$3]*(([.$D$1]+([.B123]+[.$D$2]))/([.B123]+[.$D$2]))" office:value-type="float" office:value="21.4965174129353" calcext:value-type="float">
            <text:p>21,4965174129</text:p>
          </table:table-cell>
          <table:table-cell/>
          <table:table-cell table:formula="of:=[.$D$13]*( ( [.$D$11]+([.B123]*[.$D$14]/([.B123]+[.$D$14])+[.$D$12]) )/([.B123]*[.$D$14]/([.B123]+[.$D$14])+[.$D$12]) )" office:value-type="float" office:value="12.8785545954438" calcext:value-type="float">
            <text:p>12,8785545954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07" calcext:value-type="float">
            <text:p>1,4707</text:p>
          </table:table-cell>
          <table:table-cell table:formula="of:=[.$D$3]*(([.$D$1]+([.B124]+[.$D$2]))/([.B124]+[.$D$2]))" office:value-type="float" office:value="22.0143877065343" calcext:value-type="float">
            <text:p>22,0143877065</text:p>
          </table:table-cell>
          <table:table-cell/>
          <table:table-cell table:formula="of:=[.$D$13]*( ( [.$D$11]+([.B124]*[.$D$14]/([.B124]+[.$D$14])+[.$D$12]) )/([.B124]*[.$D$14]/([.B124]+[.$D$14])+[.$D$12]) )" office:value-type="float" office:value="13.117571654028" calcext:value-type="float">
            <text:p>13,11757165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352" calcext:value-type="float">
            <text:p>1,4352</text:p>
          </table:table-cell>
          <table:table-cell table:formula="of:=[.$D$3]*(([.$D$1]+([.B125]+[.$D$2]))/([.B125]+[.$D$2]))" office:value-type="float" office:value="22.5391304347826" calcext:value-type="float">
            <text:p>22,5391304348</text:p>
          </table:table-cell>
          <table:table-cell/>
          <table:table-cell table:formula="of:=[.$D$13]*( ( [.$D$11]+([.B125]*[.$D$14]/([.B125]+[.$D$14])+[.$D$12]) )/([.B125]*[.$D$14]/([.B125]+[.$D$14])+[.$D$12]) )" office:value-type="float" office:value="13.3597606055272" calcext:value-type="float">
            <text:p>13,359760605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006" calcext:value-type="float">
            <text:p>1,4006</text:p>
          </table:table-cell>
          <table:table-cell table:formula="of:=[.$D$3]*(([.$D$1]+([.B126]+[.$D$2]))/([.B126]+[.$D$2]))" office:value-type="float" office:value="23.0761673568471" calcext:value-type="float">
            <text:p>23,0761673568</text:p>
          </table:table-cell>
          <table:table-cell/>
          <table:table-cell table:formula="of:=[.$D$13]*( ( [.$D$11]+([.B126]*[.$D$14]/([.B126]+[.$D$14])+[.$D$12]) )/([.B126]*[.$D$14]/([.B126]+[.$D$14])+[.$D$12]) )" office:value-type="float" office:value="13.6076238003262" calcext:value-type="float">
            <text:p>13,607623800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669" calcext:value-type="float">
            <text:p>1,3669</text:p>
          </table:table-cell>
          <table:table-cell table:formula="of:=[.$D$3]*(([.$D$1]+([.B127]+[.$D$2]))/([.B127]+[.$D$2]))" office:value-type="float" office:value="23.6253712780745" calcext:value-type="float">
            <text:p>23,6253712781</text:p>
          </table:table-cell>
          <table:table-cell/>
          <table:table-cell table:formula="of:=[.$D$13]*( ( [.$D$11]+([.B127]*[.$D$14]/([.B127]+[.$D$14])+[.$D$12]) )/([.B127]*[.$D$14]/([.B127]+[.$D$14])+[.$D$12]) )" office:value-type="float" office:value="13.8611025332004" calcext:value-type="float">
            <text:p>13,861102533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337" calcext:value-type="float">
            <text:p>1,3337</text:p>
          </table:table-cell>
          <table:table-cell table:formula="of:=[.$D$3]*(([.$D$1]+([.B128]+[.$D$2]))/([.B128]+[.$D$2]))" office:value-type="float" office:value="24.1935667691385" calcext:value-type="float">
            <text:p>24,1935667691</text:p>
          </table:table-cell>
          <table:table-cell/>
          <table:table-cell table:formula="of:=[.$D$13]*( ( [.$D$11]+([.B128]*[.$D$14]/([.B128]+[.$D$14])+[.$D$12]) )/([.B128]*[.$D$14]/([.B128]+[.$D$14])+[.$D$12]) )" office:value-type="float" office:value="14.1233466059991" calcext:value-type="float">
            <text:p>14,12334660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3009" calcext:value-type="float">
            <text:p>1,3009</text:p>
          </table:table-cell>
          <table:table-cell table:formula="of:=[.$D$3]*(([.$D$1]+([.B129]+[.$D$2]))/([.B129]+[.$D$2]))" office:value-type="float" office:value="24.7833961103851" calcext:value-type="float">
            <text:p>24,7833961104</text:p>
          </table:table-cell>
          <table:table-cell/>
          <table:table-cell table:formula="of:=[.$D$13]*( ( [.$D$11]+([.B129]*[.$D$14]/([.B129]+[.$D$14])+[.$D$12]) )/([.B129]*[.$D$14]/([.B129]+[.$D$14])+[.$D$12]) )" office:value-type="float" office:value="14.3955755327284" calcext:value-type="float">
            <text:p>14,395575532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684" calcext:value-type="float">
            <text:p>1,2684</text:p>
          </table:table-cell>
          <table:table-cell table:formula="of:=[.$D$3]*(([.$D$1]+([.B130]+[.$D$2]))/([.B130]+[.$D$2]))" office:value-type="float" office:value="25.3979186376537" calcext:value-type="float">
            <text:p>25,3979186377</text:p>
          </table:table-cell>
          <table:table-cell/>
          <table:table-cell table:formula="of:=[.$D$13]*( ( [.$D$11]+([.B130]*[.$D$14]/([.B130]+[.$D$14])+[.$D$12]) )/([.B130]*[.$D$14]/([.B130]+[.$D$14])+[.$D$12]) )" office:value-type="float" office:value="14.6792013145446" calcext:value-type="float">
            <text:p>14,679201314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36" calcext:value-type="float">
            <text:p>1,236</text:p>
          </table:table-cell>
          <table:table-cell table:formula="of:=[.$D$3]*(([.$D$1]+([.B131]+[.$D$2]))/([.B131]+[.$D$2]))" office:value-type="float" office:value="26.0427184466019" calcext:value-type="float">
            <text:p>26,0427184466</text:p>
          </table:table-cell>
          <table:table-cell/>
          <table:table-cell table:formula="of:=[.$D$13]*( ( [.$D$11]+([.B131]*[.$D$14]/([.B131]+[.$D$14])+[.$D$12]) )/([.B131]*[.$D$14]/([.B131]+[.$D$14])+[.$D$12]) )" office:value-type="float" office:value="14.9768012263669" calcext:value-type="float">
            <text:p>14,976801226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2037" calcext:value-type="float">
            <text:p>1,2037</text:p>
          </table:table-cell>
          <table:table-cell table:formula="of:=[.$D$3]*(([.$D$1]+([.B132]+[.$D$2]))/([.B132]+[.$D$2]))" office:value-type="float" office:value="26.7200797540916" calcext:value-type="float">
            <text:p>26,7200797541</text:p>
          </table:table-cell>
          <table:table-cell/>
          <table:table-cell table:formula="of:=[.$D$13]*( ( [.$D$11]+([.B132]*[.$D$14]/([.B132]+[.$D$14])+[.$D$12]) )/([.B132]*[.$D$14]/([.B132]+[.$D$14])+[.$D$12]) )" office:value-type="float" office:value="15.2894295221313" calcext:value-type="float">
            <text:p>15,289429522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1714" calcext:value-type="float">
            <text:p>1,1714</text:p>
          </table:table-cell>
          <table:table-cell table:formula="of:=[.$D$3]*(([.$D$1]+([.B133]+[.$D$2]))/([.B133]+[.$D$2]))" office:value-type="float" office:value="27.4347959706334" calcext:value-type="float">
            <text:p>27,4347959706</text:p>
          </table:table-cell>
          <table:table-cell/>
          <table:table-cell table:formula="of:=[.$D$13]*( ( [.$D$11]+([.B133]*[.$D$14]/([.B133]+[.$D$14])+[.$D$12]) )/([.B133]*[.$D$14]/([.B133]+[.$D$14])+[.$D$12]) )" office:value-type="float" office:value="15.6192985451507" calcext:value-type="float">
            <text:p>15,619298545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39" calcext:value-type="float">
            <text:p>1,139</text:p>
          </table:table-cell>
          <table:table-cell table:formula="of:=[.$D$3]*(([.$D$1]+([.B134]+[.$D$2]))/([.B134]+[.$D$2]))" office:value-type="float" office:value="28.1924495171203" calcext:value-type="float">
            <text:p>28,1924495171</text:p>
          </table:table-cell>
          <table:table-cell/>
          <table:table-cell table:formula="of:=[.$D$13]*( ( [.$D$11]+([.B134]*[.$D$14]/([.B134]+[.$D$14])+[.$D$12]) )/([.B134]*[.$D$14]/([.B134]+[.$D$14])+[.$D$12]) )" office:value-type="float" office:value="15.9689847973754" calcext:value-type="float">
            <text:p>15,968984797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067" calcext:value-type="float">
            <text:p>1,1067</text:p>
          </table:table-cell>
          <table:table-cell table:formula="of:=[.$D$3]*(([.$D$1]+([.B135]+[.$D$2]))/([.B135]+[.$D$2]))" office:value-type="float" office:value="28.9919219300624" calcext:value-type="float">
            <text:p>28,9919219301</text:p>
          </table:table-cell>
          <table:table-cell/>
          <table:table-cell table:formula="of:=[.$D$13]*( ( [.$D$11]+([.B135]*[.$D$14]/([.B135]+[.$D$14])+[.$D$12]) )/([.B135]*[.$D$14]/([.B135]+[.$D$14])+[.$D$12]) )" office:value-type="float" office:value="16.3379720648871" calcext:value-type="float">
            <text:p>16,337972064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744" calcext:value-type="float">
            <text:p>1,0744</text:p>
          </table:table-cell>
          <table:table-cell table:formula="of:=[.$D$3]*(([.$D$1]+([.B136]+[.$D$2]))/([.B136]+[.$D$2]))" office:value-type="float" office:value="29.8394638868206" calcext:value-type="float">
            <text:p>29,8394638868</text:p>
          </table:table-cell>
          <table:table-cell/>
          <table:table-cell table:formula="of:=[.$D$13]*( ( [.$D$11]+([.B136]*[.$D$14]/([.B136]+[.$D$14])+[.$D$12]) )/([.B136]*[.$D$14]/([.B136]+[.$D$14])+[.$D$12]) )" office:value-type="float" office:value="16.7291452756986" calcext:value-type="float">
            <text:p>16,7291452757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422" calcext:value-type="float">
            <text:p>1,0422</text:p>
          </table:table-cell>
          <table:table-cell table:formula="of:=[.$D$3]*(([.$D$1]+([.B137]+[.$D$2]))/([.B137]+[.$D$2]))" office:value-type="float" office:value="30.7366724237191" calcext:value-type="float">
            <text:p>30,7366724237</text:p>
          </table:table-cell>
          <table:table-cell/>
          <table:table-cell table:formula="of:=[.$D$13]*( ( [.$D$11]+([.B137]*[.$D$14]/([.B137]+[.$D$14])+[.$D$12]) )/([.B137]*[.$D$14]/([.B137]+[.$D$14])+[.$D$12]) )" office:value-type="float" office:value="17.1432415234979" calcext:value-type="float">
            <text:p>17,143241523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104" calcext:value-type="float">
            <text:p>1,0104</text:p>
          </table:table-cell>
          <table:table-cell table:formula="of:=[.$D$3]*(([.$D$1]+([.B138]+[.$D$2]))/([.B138]+[.$D$2]))" office:value-type="float" office:value="31.6788598574822" calcext:value-type="float">
            <text:p>31,6788598575</text:p>
          </table:table-cell>
          <table:table-cell/>
          <table:table-cell table:formula="of:=[.$D$13]*( ( [.$D$11]+([.B138]*[.$D$14]/([.B138]+[.$D$14])+[.$D$12]) )/([.B138]*[.$D$14]/([.B138]+[.$D$14])+[.$D$12]) )" office:value-type="float" office:value="17.5780972621578" calcext:value-type="float">
            <text:p>17,5780972622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89" calcext:value-type="float">
            <text:p>0,9789</text:p>
          </table:table-cell>
          <table:table-cell table:formula="of:=[.$D$3]*(([.$D$1]+([.B139]+[.$D$2]))/([.B139]+[.$D$2]))" office:value-type="float" office:value="32.6725099601594" calcext:value-type="float">
            <text:p>32,6725099602</text:p>
          </table:table-cell>
          <table:table-cell/>
          <table:table-cell table:formula="of:=[.$D$13]*( ( [.$D$11]+([.B139]*[.$D$14]/([.B139]+[.$D$14])+[.$D$12]) )/([.B139]*[.$D$14]/([.B139]+[.$D$14])+[.$D$12]) )" office:value-type="float" office:value="18.0367050018549" calcext:value-type="float">
            <text:p>18,036705001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481" calcext:value-type="float">
            <text:p>0,9481</text:p>
          </table:table-cell>
          <table:table-cell table:formula="of:=[.$D$3]*(([.$D$1]+([.B140]+[.$D$2]))/([.B140]+[.$D$2]))" office:value-type="float" office:value="33.7079211053686" calcext:value-type="float">
            <text:p>33,7079211054</text:p>
          </table:table-cell>
          <table:table-cell/>
          <table:table-cell table:formula="of:=[.$D$13]*( ( [.$D$11]+([.B140]*[.$D$14]/([.B140]+[.$D$14])+[.$D$12]) )/([.B140]*[.$D$14]/([.B140]+[.$D$14])+[.$D$12]) )" office:value-type="float" office:value="18.5145870688746" calcext:value-type="float">
            <text:p>18,51458706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18" calcext:value-type="float">
            <text:p>0,918</text:p>
          </table:table-cell>
          <table:table-cell table:formula="of:=[.$D$3]*(([.$D$1]+([.B141]+[.$D$2]))/([.B141]+[.$D$2]))" office:value-type="float" office:value="34.7869281045752" calcext:value-type="float">
            <text:p>34,7869281046</text:p>
          </table:table-cell>
          <table:table-cell/>
          <table:table-cell table:formula="of:=[.$D$13]*( ( [.$D$11]+([.B141]*[.$D$14]/([.B141]+[.$D$14])+[.$D$12]) )/([.B141]*[.$D$14]/([.B141]+[.$D$14])+[.$D$12]) )" office:value-type="float" office:value="19.0125902992776" calcext:value-type="float">
            <text:p>19,012590299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889" calcext:value-type="float">
            <text:p>0,8889</text:p>
          </table:table-cell>
          <table:table-cell table:formula="of:=[.$D$3]*(([.$D$1]+([.B142]+[.$D$2]))/([.B142]+[.$D$2]))" office:value-type="float" office:value="35.8995612554843" calcext:value-type="float">
            <text:p>35,8995612555</text:p>
          </table:table-cell>
          <table:table-cell/>
          <table:table-cell table:formula="of:=[.$D$13]*( ( [.$D$11]+([.B142]*[.$D$14]/([.B142]+[.$D$14])+[.$D$12]) )/([.B142]*[.$D$14]/([.B142]+[.$D$14])+[.$D$12]) )" office:value-type="float" office:value="19.5261132920049" calcext:value-type="float">
            <text:p>19,526113292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61" calcext:value-type="float">
            <text:p>0,861</text:p>
          </table:table-cell>
          <table:table-cell table:formula="of:=[.$D$3]*(([.$D$1]+([.B143]+[.$D$2]))/([.B143]+[.$D$2]))" office:value-type="float" office:value="37.0369337979094" calcext:value-type="float">
            <text:p>37,0369337979</text:p>
          </table:table-cell>
          <table:table-cell/>
          <table:table-cell table:formula="of:=[.$D$13]*( ( [.$D$11]+([.B143]*[.$D$14]/([.B143]+[.$D$14])+[.$D$12]) )/([.B143]*[.$D$14]/([.B143]+[.$D$14])+[.$D$12]) )" office:value-type="float" office:value="20.0510544654319" calcext:value-type="float">
            <text:p>20,051054465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346" calcext:value-type="float">
            <text:p>0,8346</text:p>
          </table:table-cell>
          <table:table-cell table:formula="of:=[.$D$3]*(([.$D$1]+([.B144]+[.$D$2]))/([.B144]+[.$D$2]))" office:value-type="float" office:value="38.1831775700935" calcext:value-type="float">
            <text:p>38,1831775701</text:p>
          </table:table-cell>
          <table:table-cell/>
          <table:table-cell table:formula="of:=[.$D$13]*( ( [.$D$11]+([.B144]*[.$D$14]/([.B144]+[.$D$14])+[.$D$12]) )/([.B144]*[.$D$14]/([.B144]+[.$D$14])+[.$D$12]) )" office:value-type="float" office:value="20.5800900525937" calcext:value-type="float">
            <text:p>20,580090052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099" calcext:value-type="float">
            <text:p>0,8099</text:p>
          </table:table-cell>
          <table:table-cell table:formula="of:=[.$D$3]*(([.$D$1]+([.B145]+[.$D$2]))/([.B145]+[.$D$2]))" office:value-type="float" office:value="39.3232744783307" calcext:value-type="float">
            <text:p>39,3232744783</text:p>
          </table:table-cell>
          <table:table-cell/>
          <table:table-cell table:formula="of:=[.$D$13]*( ( [.$D$11]+([.B145]*[.$D$14]/([.B145]+[.$D$14])+[.$D$12]) )/([.B145]*[.$D$14]/([.B145]+[.$D$14])+[.$D$12]) )" office:value-type="float" office:value="21.1062886256263" calcext:value-type="float">
            <text:p>21,1062886256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87" calcext:value-type="float">
            <text:p>0,787</text:p>
          </table:table-cell>
          <table:table-cell table:formula="of:=[.$D$3]*(([.$D$1]+([.B146]+[.$D$2]))/([.B146]+[.$D$2]))" office:value-type="float" office:value="40.4442185514612" calcext:value-type="float">
            <text:p>40,4442185515</text:p>
          </table:table-cell>
          <table:table-cell/>
          <table:table-cell table:formula="of:=[.$D$13]*( ( [.$D$11]+([.B146]*[.$D$14]/([.B146]+[.$D$14])+[.$D$12]) )/([.B146]*[.$D$14]/([.B146]+[.$D$14])+[.$D$12]) )" office:value-type="float" office:value="21.6236474286096" calcext:value-type="float">
            <text:p>21,623647428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665" calcext:value-type="float">
            <text:p>0,7665</text:p>
          </table:table-cell>
          <table:table-cell table:formula="of:=[.$D$3]*(([.$D$1]+([.B147]+[.$D$2]))/([.B147]+[.$D$2]))" office:value-type="float" office:value="41.5045009784736" calcext:value-type="float">
            <text:p>41,5045009785</text:p>
          </table:table-cell>
          <table:table-cell/>
          <table:table-cell table:formula="of:=[.$D$13]*( ( [.$D$11]+([.B147]*[.$D$14]/([.B147]+[.$D$14])+[.$D$12]) )/([.B147]*[.$D$14]/([.B147]+[.$D$14])+[.$D$12]) )" office:value-type="float" office:value="22.1130085487692" calcext:value-type="float">
            <text:p>22,113008548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485" calcext:value-type="float">
            <text:p>0,7485</text:p>
          </table:table-cell>
          <table:table-cell table:formula="of:=[.$D$3]*(([.$D$1]+([.B148]+[.$D$2]))/([.B148]+[.$D$2]))" office:value-type="float" office:value="42.4833667334669" calcext:value-type="float">
            <text:p>42,4833667335</text:p>
          </table:table-cell>
          <table:table-cell/>
          <table:table-cell table:formula="of:=[.$D$13]*( ( [.$D$11]+([.B148]*[.$D$14]/([.B148]+[.$D$14])+[.$D$12]) )/([.B148]*[.$D$14]/([.B148]+[.$D$14])+[.$D$12]) )" office:value-type="float" office:value="22.5647927433815" calcext:value-type="float">
            <text:p>22,564792743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334" calcext:value-type="float">
            <text:p>0,7334</text:p>
          </table:table-cell>
          <table:table-cell table:formula="of:=[.$D$3]*(([.$D$1]+([.B149]+[.$D$2]))/([.B149]+[.$D$2]))" office:value-type="float" office:value="43.3415871284429" calcext:value-type="float">
            <text:p>43,3415871284</text:p>
          </table:table-cell>
          <table:table-cell/>
          <table:table-cell table:formula="of:=[.$D$13]*( ( [.$D$11]+([.B149]*[.$D$14]/([.B149]+[.$D$14])+[.$D$12]) )/([.B149]*[.$D$14]/([.B149]+[.$D$14])+[.$D$12]) )" office:value-type="float" office:value="22.9608944641396" calcext:value-type="float">
            <text:p>22,960894464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214" calcext:value-type="float">
            <text:p>0,7214</text:p>
          </table:table-cell>
          <table:table-cell table:formula="of:=[.$D$3]*(([.$D$1]+([.B150]+[.$D$2]))/([.B150]+[.$D$2]))" office:value-type="float" office:value="44.0492375935681" calcext:value-type="float">
            <text:p>44,0492375936</text:p>
          </table:table-cell>
          <table:table-cell/>
          <table:table-cell table:formula="of:=[.$D$13]*( ( [.$D$11]+([.B150]*[.$D$14]/([.B150]+[.$D$14])+[.$D$12]) )/([.B150]*[.$D$14]/([.B150]+[.$D$14])+[.$D$12]) )" office:value-type="float" office:value="23.2875023711205" calcext:value-type="float">
            <text:p>23,287502371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13" calcext:value-type="float">
            <text:p>0,713</text:p>
          </table:table-cell>
          <table:table-cell table:formula="of:=[.$D$3]*(([.$D$1]+([.B151]+[.$D$2]))/([.B151]+[.$D$2]))" office:value-type="float" office:value="44.5587657784011" calcext:value-type="float">
            <text:p>44,5587657784</text:p>
          </table:table-cell>
          <table:table-cell/>
          <table:table-cell table:formula="of:=[.$D$13]*( ( [.$D$11]+([.B151]*[.$D$14]/([.B151]+[.$D$14])+[.$D$12]) )/([.B151]*[.$D$14]/([.B151]+[.$D$14])+[.$D$12]) )" office:value-type="float" office:value="23.5226692256588" calcext:value-type="float">
            <text:p>23,52266922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.00.0000</text:date>, <text:time style:data-style-name="N2" text:time-value="10:17:20.71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dc:date>2018-03-30T02:53:21.012000000</dc:date>
    <meta:editing-duration>P1DT7H40M57S</meta:editing-duration>
    <meta:editing-cycles>7</meta:editing-cycles>
    <meta:document-statistic meta:table-count="1" meta:cell-count="62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1" chart:interval-minor-divis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45.039cm" svg:height="32.919cm" xlink:href=".." xlink:type="simple" chart:class="chart:line" chart:style-name="ch1">
        <chart:plot-area chart:style-name="ch2" table:cell-range-address="Лист1.A66:Лист1.A116 Лист1.C66:Лист1.C116 Лист1.E66:Лист1.E116" chart:data-source-has-labels="column" svg:x="1.35cm" svg:y="2.767cm" svg:width="41.889cm" svg:height="29.074cm">
          <chartooo:coordinate-region svg:x="1.971cm" svg:y="2.966cm" svg:width="41.081cm" svg:height="28.228cm"/>
          <chart:axis chart:dimension="x" chart:name="primary-x" chart:style-name="ch3" chartooo:axis-type="auto">
            <chartooo:date-scale/>
            <chart:categories table:cell-range-address="Лист1.A66:Лист1.A1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C66:Лист1.C116" chart:class="chart:line">
            <chart:data-point chart:repeated="51"/>
          </chart:series>
          <chart:series chart:style-name="ch7" chart:values-cell-range-address="Лист1.E66:Лист1.E116" chart:class="chart:line">
            <chart:data-point chart:repeated="51"/>
          </chart:series>
          <chart:wall chart:style-name="ch8"/>
          <chart:floor chart:style-name="ch9"/>
        </chart:plot-area>
        <draw:line draw:style-name="gr1" draw:text-style-name="P1" svg:x1="34.796cm" svg:y1="31.152cm" svg:x2="34.984cm" svg:y2="0.376cm">
          <text:p/>
        </draw:line>
        <draw:line draw:style-name="gr1" draw:text-style-name="P1" svg:x1="14.31cm" svg:y1="31.039cm" svg:x2="14.197cm" svg:y2="0.263cm">
          <text:p/>
        </draw:line>
        <draw:line draw:style-name="gr1" draw:text-style-name="P1" svg:x1="1.996cm" svg:y1="13.378cm" svg:x2="43.119cm" svg:y2="13.41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Лист1.A66:Лист1.A116</svg:desc>
                </draw:g>
              </table:table-cell>
              <table:table-cell office:value-type="float" office:value="3.92">
                <text:p>3.92</text:p>
                <draw:g>
                  <svg:desc>Лист1.C66:Лист1.C116</svg:desc>
                </draw:g>
              </table:table-cell>
              <table:table-cell office:value-type="float" office:value="4.76631578947368">
                <text:p>4.76631578947368</text:p>
                <draw:g>
                  <svg:desc>Лист1.E66:Лист1.E116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.05807731668094">
                <text:p>4.05807731668094</text:p>
              </table:table-cell>
              <table:table-cell office:value-type="float" office:value="4.83004378178796">
                <text:p>4.8300437817879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19739750639734">
                <text:p>4.19739750639734</text:p>
              </table:table-cell>
              <table:table-cell office:value-type="float" office:value="4.89434540781092">
                <text:p>4.894345407810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33797654956569">
                <text:p>4.33797654956569</text:p>
              </table:table-cell>
              <table:table-cell office:value-type="float" office:value="4.95922804311939">
                <text:p>4.9592280431193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.47993961124741">
                <text:p>4.47993961124741</text:p>
              </table:table-cell>
              <table:table-cell office:value-type="float" office:value="5.02474945620326">
                <text:p>5.024749456203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62352941176471">
                <text:p>4.62352941176471</text:p>
              </table:table-cell>
              <table:table-cell office:value-type="float" office:value="5.09102167182663">
                <text:p>5.091021671826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.76906167311215">
                <text:p>4.76906167311215</text:p>
              </table:table-cell>
              <table:table-cell office:value-type="float" office:value="5.15819040783314">
                <text:p>5.158190407833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91690967869631">
                <text:p>4.91690967869631</text:p>
              </table:table-cell>
              <table:table-cell office:value-type="float" office:value="5.22642794887198">
                <text:p>5.2264279488719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06760043223133">
                <text:p>5.06760043223133</text:p>
              </table:table-cell>
              <table:table-cell office:value-type="float" office:value="5.2959775274266">
                <text:p>5.29597752742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.22151805453206">
                <text:p>5.22151805453206</text:p>
              </table:table-cell>
              <table:table-cell office:value-type="float" office:value="5.36701643002694">
                <text:p>5.367016430026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.37927876359473">
                <text:p>5.37927876359473</text:p>
              </table:table-cell>
              <table:table-cell office:value-type="float" office:value="5.43982906497895">
                <text:p>5.4398290649789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.54120900829712">
                <text:p>5.54120900829712</text:p>
              </table:table-cell>
              <table:table-cell office:value-type="float" office:value="5.51456610099543">
                <text:p>5.5145661009954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.7079754601227">
                <text:p>5.7079754601227</text:p>
              </table:table-cell>
              <table:table-cell office:value-type="float" office:value="5.59153523260724">
                <text:p>5.591535232607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.87994399036113">
                <text:p>5.87994399036113</text:p>
              </table:table-cell>
              <table:table-cell office:value-type="float" office:value="5.67090532348651">
                <text:p>5.6709053234865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.05757039583439">
                <text:p>6.05757039583439</text:p>
              </table:table-cell>
              <table:table-cell office:value-type="float" office:value="5.75288674139725">
                <text:p>5.752886741397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24122776421346">
                <text:p>6.24122776421346</text:p>
              </table:table-cell>
              <table:table-cell office:value-type="float" office:value="5.83765168064913">
                <text:p>5.837651680649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.43126071654183">
                <text:p>6.43126071654183</text:p>
              </table:table-cell>
              <table:table-cell office:value-type="float" office:value="5.92535919710838">
                <text:p>5.925359197108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.62807187955318">
                <text:p>6.62807187955318</text:p>
              </table:table-cell>
              <table:table-cell office:value-type="float" office:value="6.01619511849823">
                <text:p>6.0161951184982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.83189946834219">
                <text:p>6.83189946834219</text:p>
              </table:table-cell>
              <table:table-cell office:value-type="float" office:value="6.11026939024701">
                <text:p>6.110269390247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.04299663838643">
                <text:p>7.04299663838643</text:p>
              </table:table-cell>
              <table:table-cell office:value-type="float" office:value="6.20769885334434">
                <text:p>6.2076988533443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.2615002278093">
                <text:p>7.2615002278093</text:p>
              </table:table-cell>
              <table:table-cell office:value-type="float" office:value="6.30854666384721">
                <text:p>6.3085466638472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.48781617079654">
                <text:p>7.48781617079654</text:p>
              </table:table-cell>
              <table:table-cell office:value-type="float" office:value="6.41300017599516">
                <text:p>6.4130001759951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.72210414216937">
                <text:p>7.72210414216937</text:p>
              </table:table-cell>
              <table:table-cell office:value-type="float" office:value="6.52113308585955">
                <text:p>6.5211330858595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.96450812896115">
                <text:p>7.96450812896115</text:p>
              </table:table-cell>
              <table:table-cell office:value-type="float" office:value="6.63301184899421">
                <text:p>6.6330118489942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.21532976827095">
                <text:p>8.21532976827095</text:p>
              </table:table-cell>
              <table:table-cell office:value-type="float" office:value="6.74877568252181">
                <text:p>6.748775682521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47527675276753">
                <text:p>8.47527675276753</text:p>
              </table:table-cell>
              <table:table-cell office:value-type="float" office:value="6.86875121382793">
                <text:p>6.8687512138279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.74479386824884">
                <text:p>8.74479386824884</text:p>
              </table:table-cell>
              <table:table-cell office:value-type="float" office:value="6.99314372866546">
                <text:p>6.9931437286654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.02437789962041">
                <text:p>9.02437789962041</text:p>
              </table:table-cell>
              <table:table-cell office:value-type="float" office:value="7.12218251237541">
                <text:p>7.1221825123754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.31551625317285">
                <text:p>9.31551625317285</text:p>
              </table:table-cell>
              <table:table-cell office:value-type="float" office:value="7.25655406016885">
                <text:p>7.256554060168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.61928936879894">
                <text:p>9.61928936879894</text:p>
              </table:table-cell>
              <table:table-cell office:value-type="float" office:value="7.39675703661166">
                <text:p>7.3967570366116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.93723422948515">
                <text:p>9.93723422948515</text:p>
              </table:table-cell>
              <table:table-cell office:value-type="float" office:value="7.54350081846683">
                <text:p>7.5435008184668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0.2720544035945">
                <text:p>10.2720544035945</text:p>
              </table:table-cell>
              <table:table-cell office:value-type="float" office:value="7.69803320651731">
                <text:p>7.6980332065173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0.6261526832955">
                <text:p>10.6261526832955</text:p>
              </table:table-cell>
              <table:table-cell office:value-type="float" office:value="7.86146318176393">
                <text:p>7.8614631817639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.0030805454724">
                <text:p>11.0030805454724</text:p>
              </table:table-cell>
              <table:table-cell office:value-type="float" office:value="8.03542988738401">
                <text:p>8.035429887384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.4071938532672">
                <text:p>11.4071938532672</text:p>
              </table:table-cell>
              <table:table-cell office:value-type="float" office:value="8.22194372175083">
                <text:p>8.221943721750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8442477876106">
                <text:p>11.8442477876106</text:p>
              </table:table-cell>
              <table:table-cell office:value-type="float" office:value="8.42366092221705">
                <text:p>8.4236609222170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2.0383834017722">
                <text:p>12.0383834017722</text:p>
              </table:table-cell>
              <table:table-cell office:value-type="float" office:value="8.51326197490701">
                <text:p>8.5132619749070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.279451046764">
                <text:p>12.279451046764</text:p>
              </table:table-cell>
              <table:table-cell office:value-type="float" office:value="8.62452396490324">
                <text:p>8.624523964903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.5633751838027">
                <text:p>12.5633751838027</text:p>
              </table:table-cell>
              <table:table-cell office:value-type="float" office:value="8.75556587430572">
                <text:p>8.755565874305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.8850602316303">
                <text:p>12.8850602316303</text:p>
              </table:table-cell>
              <table:table-cell office:value-type="float" office:value="8.90403589637999">
                <text:p>8.9040358963799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3.2421757856117">
                <text:p>13.2421757856117</text:p>
              </table:table-cell>
              <table:table-cell office:value-type="float" office:value="9.06885845975602">
                <text:p>9.068858459756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3.6294748961717">
                <text:p>13.6294748961717</text:p>
              </table:table-cell>
              <table:table-cell office:value-type="float" office:value="9.24761189539909">
                <text:p>9.2476118953990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4.0444708579191">
                <text:p>14.0444708579191</text:p>
              </table:table-cell>
              <table:table-cell office:value-type="float" office:value="9.43914849312865">
                <text:p>9.439148493128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4.482410209183">
                <text:p>14.482410209183</text:p>
              </table:table-cell>
              <table:table-cell office:value-type="float" office:value="9.64127434755815">
                <text:p>9.641274347558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4.9400407885792">
                <text:p>14.9400407885792</text:p>
              </table:table-cell>
              <table:table-cell office:value-type="float" office:value="9.85248846112562">
                <text:p>9.852488461125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.4135831381733">
                <text:p>15.4135831381733</text:p>
              </table:table-cell>
              <table:table-cell office:value-type="float" office:value="10.0710464686306">
                <text:p>10.071046468630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5.9009147669522">
                <text:p>15.9009147669522</text:p>
              </table:table-cell>
              <table:table-cell office:value-type="float" office:value="10.2959687588363">
                <text:p>10.29596875883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.3968806238752">
                <text:p>16.3968806238752</text:p>
              </table:table-cell>
              <table:table-cell office:value-type="float" office:value="10.5248760774161">
                <text:p>10.524876077416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.9007327897616">
                <text:p>16.9007327897616</text:p>
              </table:table-cell>
              <table:table-cell office:value-type="float" office:value="10.7574232309021">
                <text:p>10.757423230902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7.4089965397924">
                <text:p>17.4089965397924</text:p>
              </table:table-cell>
              <table:table-cell office:value-type="float" office:value="10.9920065001471">
                <text:p>10.992006500147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.919341563786">
                <text:p>17.919341563786</text:p>
              </table:table-cell>
              <table:table-cell office:value-type="float" office:value="11.2275503573749">
                <text:p>11.2275503573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